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21cm" fo:margin-left="0.002cm" fo:margin-top="0cm" fo:margin-bottom="0cm" table:align="left" style:writing-mode="page"/>
    </style:style>
    <style:style style:name="Tableau1.A" style:family="table-column">
      <style:table-column-properties style:column-width="0.704cm"/>
    </style:style>
    <style:style style:name="Tableau1.B" style:family="table-column">
      <style:table-column-properties style:column-width="2.118cm"/>
    </style:style>
    <style:style style:name="Tableau1.C" style:family="table-column">
      <style:table-column-properties style:column-width="3.526cm"/>
    </style:style>
    <style:style style:name="Tableau1.D" style:family="table-column">
      <style:table-column-properties style:column-width="9.573cm"/>
    </style:style>
    <style:style style:name="Tableau1.1" style:family="table-row">
      <style:table-row-properties fo:keep-together="auto"/>
    </style:style>
    <style:style style:name="Tableau1.A1" style:family="table-cell">
      <style:table-cell-properties fo:background-color="#1f4e79" fo:padding-left="0.212cm" fo:padding-right="0.212cm" fo:padding-top="0.141cm" fo:padding-bottom="0.141cm" fo:border="0.1pt solid #cccccc">
        <style:background-image/>
      </style:table-cell-properties>
    </style:style>
    <style:style style:name="Tableau1.A2" style:family="table-cell">
      <style:table-cell-properties fo:background-color="#ffffff" fo:padding-left="0.212cm" fo:padding-right="0.212cm" fo:padding-top="0.106cm" fo:padding-bottom="0.106cm" fo:border="0.1pt solid #cccccc">
        <style:background-image/>
      </style:table-cell-properties>
    </style:style>
    <style:style style:name="Tableau1.A3" style:family="table-cell">
      <style:table-cell-properties fo:background-color="#f5f5f5" fo:padding-left="0.212cm" fo:padding-right="0.212cm" fo:padding-top="0.106cm" fo:padding-bottom="0.106cm" fo:border="0.1pt solid #cccccc">
        <style:background-image/>
      </style:table-cell-properties>
    </style:style>
    <style:style style:name="Tableau2" style:family="table">
      <style:table-properties style:width="15.921cm" fo:margin-left="0.002cm" fo:margin-top="0cm" fo:margin-bottom="0cm" table:align="left" style:writing-mode="page"/>
    </style:style>
    <style:style style:name="Tableau2.A" style:family="table-column">
      <style:table-column-properties style:column-width="1.409cm"/>
    </style:style>
    <style:style style:name="Tableau2.B" style:family="table-column">
      <style:table-column-properties style:column-width="14.512cm"/>
    </style:style>
    <style:style style:name="Tableau2.1" style:family="table-row">
      <style:table-row-properties fo:keep-together="auto"/>
    </style:style>
    <style:style style:name="Tableau2.A1" style:family="table-cell">
      <style:table-cell-properties fo:background-color="#1f4e79" fo:padding-left="0.212cm" fo:padding-right="0.212cm" fo:padding-top="0.141cm" fo:padding-bottom="0.141cm" fo:border="0.1pt solid #cccccc">
        <style:background-image/>
      </style:table-cell-properties>
    </style:style>
    <style:style style:name="Tableau2.A2" style:family="table-cell">
      <style:table-cell-properties fo:background-color="#ffffff" fo:padding-left="0.212cm" fo:padding-right="0.212cm" fo:padding-top="0.106cm" fo:padding-bottom="0.106cm" fo:border="0.1pt solid #cccccc">
        <style:background-image/>
      </style:table-cell-properties>
    </style:style>
    <style:style style:name="Tableau2.A3" style:family="table-cell">
      <style:table-cell-properties fo:background-color="#f5f5f5" fo:padding-left="0.212cm" fo:padding-right="0.212cm" fo:padding-top="0.106cm" fo:padding-bottom="0.106cm" fo:border="0.1pt solid #cccccc">
        <style:background-image/>
      </style:table-cell-properties>
    </style:style>
    <style:style style:name="Tableau3" style:family="table">
      <style:table-properties style:width="15.921cm" fo:margin-left="0.002cm" fo:margin-top="0cm" fo:margin-bottom="0cm" table:align="left" style:writing-mode="page"/>
    </style:style>
    <style:style style:name="Tableau3.A" style:family="table-column">
      <style:table-column-properties style:column-width="0.704cm"/>
    </style:style>
    <style:style style:name="Tableau3.B" style:family="table-column">
      <style:table-column-properties style:column-width="2.118cm"/>
    </style:style>
    <style:style style:name="Tableau3.C" style:family="table-column">
      <style:table-column-properties style:column-width="7.936cm"/>
    </style:style>
    <style:style style:name="Tableau3.D" style:family="table-column">
      <style:table-column-properties style:column-width="5.163cm"/>
    </style:style>
    <style:style style:name="Tableau3.1" style:family="table-row">
      <style:table-row-properties fo:keep-together="auto"/>
    </style:style>
    <style:style style:name="Tableau3.A1" style:family="table-cell">
      <style:table-cell-properties fo:background-color="#1f4e79" fo:padding-left="0.212cm" fo:padding-right="0.212cm" fo:padding-top="0.141cm" fo:padding-bottom="0.141cm" fo:border="0.1pt solid #cccccc">
        <style:background-image/>
      </style:table-cell-properties>
    </style:style>
    <style:style style:name="Tableau3.A2" style:family="table-cell">
      <style:table-cell-properties fo:background-color="#ffffff" fo:padding-left="0.212cm" fo:padding-right="0.212cm" fo:padding-top="0.106cm" fo:padding-bottom="0.106cm" fo:border="0.1pt solid #cccccc">
        <style:background-image/>
      </style:table-cell-properties>
    </style:style>
    <style:style style:name="Tableau3.A3" style:family="table-cell">
      <style:table-cell-properties fo:background-color="#f5f5f5" fo:padding-left="0.212cm" fo:padding-right="0.212cm" fo:padding-top="0.106cm" fo:padding-bottom="0.106cm" fo:border="0.1pt solid #cccccc">
        <style:background-image/>
      </style:table-cell-properties>
    </style:style>
    <style:style style:name="Tableau4" style:family="table">
      <style:table-properties style:width="15.921cm" fo:margin-left="0.002cm" fo:margin-top="0cm" fo:margin-bottom="0cm" table:align="left" style:writing-mode="page"/>
    </style:style>
    <style:style style:name="Tableau4.A" style:family="table-column">
      <style:table-column-properties style:column-width="1.586cm"/>
    </style:style>
    <style:style style:name="Tableau4.B" style:family="table-column">
      <style:table-column-properties style:column-width="4.411cm"/>
    </style:style>
    <style:style style:name="Tableau4.C" style:family="table-column">
      <style:table-column-properties style:column-width="9.924cm"/>
    </style:style>
    <style:style style:name="Tableau4.1" style:family="table-row">
      <style:table-row-properties fo:keep-together="auto"/>
    </style:style>
    <style:style style:name="Tableau4.A1" style:family="table-cell">
      <style:table-cell-properties fo:background-color="#1f4e79" fo:padding-left="0.212cm" fo:padding-right="0.212cm" fo:padding-top="0.141cm" fo:padding-bottom="0.141cm" fo:border="0.1pt solid #cccccc">
        <style:background-image/>
      </style:table-cell-properties>
    </style:style>
    <style:style style:name="Tableau4.A2" style:family="table-cell">
      <style:table-cell-properties fo:background-color="#ffffff" fo:padding-left="0.212cm" fo:padding-right="0.212cm" fo:padding-top="0.106cm" fo:padding-bottom="0.106cm" fo:border="0.1pt solid #cccccc">
        <style:background-image/>
      </style:table-cell-properties>
    </style:style>
    <style:style style:name="Tableau4.A3" style:family="table-cell">
      <style:table-cell-properties fo:background-color="#f5f5f5" fo:padding-left="0.212cm" fo:padding-right="0.212cm" fo:padding-top="0.106cm" fo:padding-bottom="0.106cm" fo:border="0.1pt solid #cccccc">
        <style:background-image/>
      </style:table-cell-properties>
    </style:style>
    <style:style style:name="Tableau5" style:family="table">
      <style:table-properties style:width="15.921cm" fo:margin-left="0.002cm" fo:margin-top="0cm" fo:margin-bottom="0cm" table:align="left" style:writing-mode="page"/>
    </style:style>
    <style:style style:name="Tableau5.A" style:family="table-column">
      <style:table-column-properties style:column-width="1.586cm"/>
    </style:style>
    <style:style style:name="Tableau5.B" style:family="table-column">
      <style:table-column-properties style:column-width="7.057cm"/>
    </style:style>
    <style:style style:name="Tableau5.C" style:family="table-column">
      <style:table-column-properties style:column-width="7.278cm"/>
    </style:style>
    <style:style style:name="Tableau5.1" style:family="table-row">
      <style:table-row-properties fo:keep-together="auto"/>
    </style:style>
    <style:style style:name="Tableau5.A1" style:family="table-cell">
      <style:table-cell-properties fo:background-color="#1f4e79" fo:padding-left="0.212cm" fo:padding-right="0.212cm" fo:padding-top="0.141cm" fo:padding-bottom="0.141cm" fo:border="0.1pt solid #cccccc">
        <style:background-image/>
      </style:table-cell-properties>
    </style:style>
    <style:style style:name="Tableau5.A2" style:family="table-cell">
      <style:table-cell-properties fo:background-color="#ffffff" fo:padding-left="0.212cm" fo:padding-right="0.212cm" fo:padding-top="0.106cm" fo:padding-bottom="0.106cm" fo:border="0.1pt solid #cccccc">
        <style:background-image/>
      </style:table-cell-properties>
    </style:style>
    <style:style style:name="Tableau5.A3" style:family="table-cell">
      <style:table-cell-properties fo:background-color="#f5f5f5" fo:padding-left="0.212cm" fo:padding-right="0.212cm" fo:padding-top="0.106cm" fo:padding-bottom="0.106cm" fo:border="0.1pt solid #cccccc">
        <style:background-image/>
      </style:table-cell-properties>
    </style:style>
    <style:style style:name="Tableau6" style:family="table">
      <style:table-properties style:width="15.921cm" fo:margin-left="0.002cm" fo:margin-top="0cm" fo:margin-bottom="0cm" table:align="left" style:writing-mode="page"/>
    </style:style>
    <style:style style:name="Tableau6.A" style:family="table-column">
      <style:table-column-properties style:column-width="3.173cm"/>
    </style:style>
    <style:style style:name="Tableau6.B" style:family="table-column">
      <style:table-column-properties style:column-width="7.057cm"/>
    </style:style>
    <style:style style:name="Tableau6.C" style:family="table-column">
      <style:table-column-properties style:column-width="5.69cm"/>
    </style:style>
    <style:style style:name="Tableau6.1" style:family="table-row">
      <style:table-row-properties fo:keep-together="auto"/>
    </style:style>
    <style:style style:name="Tableau6.A1" style:family="table-cell">
      <style:table-cell-properties fo:background-color="#1f4e79" fo:padding-left="0.212cm" fo:padding-right="0.212cm" fo:padding-top="0.141cm" fo:padding-bottom="0.141cm" fo:border="0.1pt solid #cccccc">
        <style:background-image/>
      </style:table-cell-properties>
    </style:style>
    <style:style style:name="Tableau6.A2" style:family="table-cell">
      <style:table-cell-properties fo:background-color="#ffffff" fo:padding-left="0.212cm" fo:padding-right="0.212cm" fo:padding-top="0.106cm" fo:padding-bottom="0.106cm" fo:border="0.1pt solid #cccccc">
        <style:background-image/>
      </style:table-cell-properties>
    </style:style>
    <style:style style:name="Tableau6.A3" style:family="table-cell">
      <style:table-cell-properties fo:background-color="#f5f5f5" fo:padding-left="0.212cm" fo:padding-right="0.212cm" fo:padding-top="0.106cm" fo:padding-bottom="0.106cm" fo:border="0.1pt solid #cccccc">
        <style:background-image/>
      </style:table-cell-properties>
    </style:style>
    <style:style style:name="Tableau7" style:family="table">
      <style:table-properties style:width="15.921cm" fo:margin-left="0.002cm" fo:margin-top="0cm" fo:margin-bottom="0cm" table:align="left" style:writing-mode="page"/>
    </style:style>
    <style:style style:name="Tableau7.A" style:family="table-column">
      <style:table-column-properties style:column-width="2.115cm"/>
    </style:style>
    <style:style style:name="Tableau7.B" style:family="table-column">
      <style:table-column-properties style:column-width="13.806cm"/>
    </style:style>
    <style:style style:name="Tableau7.1" style:family="table-row">
      <style:table-row-properties fo:keep-together="auto"/>
    </style:style>
    <style:style style:name="Tableau7.A1" style:family="table-cell">
      <style:table-cell-properties fo:background-color="#1f4e79" fo:padding-left="0.212cm" fo:padding-right="0.212cm" fo:padding-top="0.141cm" fo:padding-bottom="0.141cm" fo:border="0.1pt solid #cccccc">
        <style:background-image/>
      </style:table-cell-properties>
    </style:style>
    <style:style style:name="Tableau7.A2" style:family="table-cell">
      <style:table-cell-properties fo:background-color="#ffffff" fo:padding-left="0.212cm" fo:padding-right="0.212cm" fo:padding-top="0.106cm" fo:padding-bottom="0.106cm" fo:border="0.1pt solid #cccccc">
        <style:background-image/>
      </style:table-cell-properties>
    </style:style>
    <style:style style:name="Tableau7.A3" style:family="table-cell">
      <style:table-cell-properties fo:background-color="#f5f5f5" fo:padding-left="0.212cm" fo:padding-right="0.212cm" fo:padding-top="0.106cm" fo:padding-bottom="0.106cm" fo:border="0.1pt solid #cccccc">
        <style:background-image/>
      </style:table-cell-properties>
    </style:style>
    <style:style style:name="Tableau8" style:family="table">
      <style:table-properties style:width="15.921cm" fo:margin-left="0.002cm" fo:margin-top="0cm" fo:margin-bottom="0cm" table:align="left" style:writing-mode="page"/>
    </style:style>
    <style:style style:name="Tableau8.A" style:family="table-column">
      <style:table-column-properties style:column-width="2.115cm"/>
    </style:style>
    <style:style style:name="Tableau8.B" style:family="table-column">
      <style:table-column-properties style:column-width="13.806cm"/>
    </style:style>
    <style:style style:name="Tableau8.1" style:family="table-row">
      <style:table-row-properties fo:keep-together="auto"/>
    </style:style>
    <style:style style:name="Tableau8.A1" style:family="table-cell">
      <style:table-cell-properties fo:background-color="#1f4e79" fo:padding-left="0.212cm" fo:padding-right="0.212cm" fo:padding-top="0.141cm" fo:padding-bottom="0.141cm" fo:border="0.1pt solid #cccccc">
        <style:background-image/>
      </style:table-cell-properties>
    </style:style>
    <style:style style:name="Tableau8.A2" style:family="table-cell">
      <style:table-cell-properties fo:background-color="#ffffff" fo:padding-left="0.212cm" fo:padding-right="0.212cm" fo:padding-top="0.106cm" fo:padding-bottom="0.106cm" fo:border="0.1pt solid #cccccc">
        <style:background-image/>
      </style:table-cell-properties>
    </style:style>
    <style:style style:name="Tableau8.A3" style:family="table-cell">
      <style:table-cell-properties fo:background-color="#f5f5f5" fo:padding-left="0.212cm" fo:padding-right="0.212cm" fo:padding-top="0.106cm" fo:padding-bottom="0.106cm" fo:border="0.1pt solid #cccccc">
        <style:background-image/>
      </style:table-cell-properties>
    </style:style>
    <style:style style:name="Tableau9" style:family="table">
      <style:table-properties style:width="15.921cm" fo:margin-left="0.002cm" fo:margin-top="0cm" fo:margin-bottom="0cm" table:align="left" style:writing-mode="page"/>
    </style:style>
    <style:style style:name="Tableau9.A" style:family="table-column">
      <style:table-column-properties style:column-width="1.409cm"/>
    </style:style>
    <style:style style:name="Tableau9.B" style:family="table-column">
      <style:table-column-properties style:column-width="14.512cm"/>
    </style:style>
    <style:style style:name="Tableau9.1" style:family="table-row">
      <style:table-row-properties fo:keep-together="auto"/>
    </style:style>
    <style:style style:name="Tableau9.A1" style:family="table-cell">
      <style:table-cell-properties fo:background-color="#1f4e79" fo:padding-left="0.212cm" fo:padding-right="0.212cm" fo:padding-top="0.141cm" fo:padding-bottom="0.141cm" fo:border="0.1pt solid #cccccc">
        <style:background-image/>
      </style:table-cell-properties>
    </style:style>
    <style:style style:name="Tableau9.A2" style:family="table-cell">
      <style:table-cell-properties fo:background-color="#ffffff" fo:padding-left="0.212cm" fo:padding-right="0.212cm" fo:padding-top="0.106cm" fo:padding-bottom="0.106cm" fo:border="0.1pt solid #cccccc">
        <style:background-image/>
      </style:table-cell-properties>
    </style:style>
    <style:style style:name="Tableau9.A3" style:family="table-cell">
      <style:table-cell-properties fo:background-color="#f5f5f5" fo:padding-left="0.212cm" fo:padding-right="0.212cm" fo:padding-top="0.106cm" fo:padding-bottom="0.106cm" fo:border="0.1pt solid #cccccc">
        <style:background-image/>
      </style:table-cell-properties>
    </style:style>
    <style:style style:name="Tableau10" style:family="table">
      <style:table-properties style:width="15.921cm" fo:margin-left="0.002cm" fo:margin-top="0cm" fo:margin-bottom="0cm" table:align="left" style:writing-mode="page"/>
    </style:style>
    <style:style style:name="Tableau10.A" style:family="table-column">
      <style:table-column-properties style:column-width="1.586cm"/>
    </style:style>
    <style:style style:name="Tableau10.B" style:family="table-column">
      <style:table-column-properties style:column-width="9.703cm"/>
    </style:style>
    <style:style style:name="Tableau10.C" style:family="table-column">
      <style:table-column-properties style:column-width="4.632cm"/>
    </style:style>
    <style:style style:name="Tableau10.1" style:family="table-row">
      <style:table-row-properties fo:keep-together="auto"/>
    </style:style>
    <style:style style:name="Tableau10.A1" style:family="table-cell">
      <style:table-cell-properties fo:background-color="#1f4e79" fo:padding-left="0.212cm" fo:padding-right="0.212cm" fo:padding-top="0.141cm" fo:padding-bottom="0.141cm" fo:border="0.1pt solid #cccccc">
        <style:background-image/>
      </style:table-cell-properties>
    </style:style>
    <style:style style:name="Tableau10.A2" style:family="table-cell">
      <style:table-cell-properties fo:background-color="#ffffff" fo:padding-left="0.212cm" fo:padding-right="0.212cm" fo:padding-top="0.106cm" fo:padding-bottom="0.106cm" fo:border="0.1pt solid #cccccc">
        <style:background-image/>
      </style:table-cell-properties>
    </style:style>
    <style:style style:name="Tableau10.A3" style:family="table-cell">
      <style:table-cell-properties fo:background-color="#f5f5f5" fo:padding-left="0.212cm" fo:padding-right="0.212cm" fo:padding-top="0.106cm" fo:padding-bottom="0.106cm" fo:border="0.1pt solid #cccccc">
        <style:background-image/>
      </style:table-cell-properties>
    </style:style>
    <style:style style:name="Tableau11" style:family="table">
      <style:table-properties style:width="15.921cm" fo:margin-left="0.002cm" fo:margin-top="0cm" fo:margin-bottom="0cm" table:align="left" style:writing-mode="page"/>
    </style:style>
    <style:style style:name="Tableau11.A" style:family="table-column">
      <style:table-column-properties style:column-width="1.409cm"/>
    </style:style>
    <style:style style:name="Tableau11.B" style:family="table-column">
      <style:table-column-properties style:column-width="14.512cm"/>
    </style:style>
    <style:style style:name="Tableau11.1" style:family="table-row">
      <style:table-row-properties fo:keep-together="auto"/>
    </style:style>
    <style:style style:name="Tableau11.A1" style:family="table-cell">
      <style:table-cell-properties fo:background-color="#1f4e79" fo:padding-left="0.212cm" fo:padding-right="0.212cm" fo:padding-top="0.141cm" fo:padding-bottom="0.141cm" fo:border="0.1pt solid #cccccc">
        <style:background-image/>
      </style:table-cell-properties>
    </style:style>
    <style:style style:name="Tableau11.A2" style:family="table-cell">
      <style:table-cell-properties fo:background-color="#ffffff" fo:padding-left="0.212cm" fo:padding-right="0.212cm" fo:padding-top="0.106cm" fo:padding-bottom="0.106cm" fo:border="0.1pt solid #cccccc">
        <style:background-image/>
      </style:table-cell-properties>
    </style:style>
    <style:style style:name="Tableau11.A3" style:family="table-cell">
      <style:table-cell-properties fo:background-color="#f5f5f5" fo:padding-left="0.212cm" fo:padding-right="0.212cm" fo:padding-top="0.106cm" fo:padding-bottom="0.106cm" fo:border="0.1pt solid #cccccc">
        <style:background-image/>
      </style:table-cell-properties>
    </style:style>
    <style:style style:name="Tableau12" style:family="table">
      <style:table-properties style:width="15.921cm" fo:margin-left="0.002cm" fo:margin-top="0cm" fo:margin-bottom="0cm" table:align="left" style:writing-mode="page"/>
    </style:style>
    <style:style style:name="Tableau12.A" style:family="table-column">
      <style:table-column-properties style:column-width="2.468cm"/>
    </style:style>
    <style:style style:name="Tableau12.B" style:family="table-column">
      <style:table-column-properties style:column-width="3.881cm"/>
    </style:style>
    <style:style style:name="Tableau12.C" style:family="table-column">
      <style:table-column-properties style:column-width="9.573cm"/>
    </style:style>
    <style:style style:name="Tableau12.1" style:family="table-row">
      <style:table-row-properties fo:keep-together="auto"/>
    </style:style>
    <style:style style:name="Tableau12.A1" style:family="table-cell">
      <style:table-cell-properties fo:background-color="#1f4e79" fo:padding-left="0.212cm" fo:padding-right="0.212cm" fo:padding-top="0.141cm" fo:padding-bottom="0.141cm" fo:border="0.1pt solid #cccccc">
        <style:background-image/>
      </style:table-cell-properties>
    </style:style>
    <style:style style:name="Tableau12.A2" style:family="table-cell">
      <style:table-cell-properties fo:background-color="#ffffff" fo:padding-left="0.212cm" fo:padding-right="0.212cm" fo:padding-top="0.106cm" fo:padding-bottom="0.106cm" fo:border="0.1pt solid #cccccc">
        <style:background-image/>
      </style:table-cell-properties>
    </style:style>
    <style:style style:name="Tableau12.A3" style:family="table-cell">
      <style:table-cell-properties fo:background-color="#f5f5f5" fo:padding-left="0.212cm" fo:padding-right="0.212cm" fo:padding-top="0.106cm" fo:padding-bottom="0.106cm" fo:border="0.1pt solid #cccccc">
        <style:background-image/>
      </style:table-cell-properties>
    </style:style>
    <style:style style:name="Tableau13" style:family="table">
      <style:table-properties style:width="15.921cm" fo:margin-left="0.002cm" fo:margin-top="0cm" fo:margin-bottom="0cm" table:align="left" style:writing-mode="page"/>
    </style:style>
    <style:style style:name="Tableau13.A" style:family="table-column">
      <style:table-column-properties style:column-width="2.468cm"/>
    </style:style>
    <style:style style:name="Tableau13.B" style:family="table-column">
      <style:table-column-properties style:column-width="4.939cm"/>
    </style:style>
    <style:style style:name="Tableau13.C" style:family="table-column">
      <style:table-column-properties style:column-width="8.514cm"/>
    </style:style>
    <style:style style:name="Tableau13.1" style:family="table-row">
      <style:table-row-properties fo:keep-together="auto"/>
    </style:style>
    <style:style style:name="Tableau13.A1" style:family="table-cell">
      <style:table-cell-properties fo:background-color="#1f4e79" fo:padding-left="0.212cm" fo:padding-right="0.212cm" fo:padding-top="0.141cm" fo:padding-bottom="0.141cm" fo:border="0.1pt solid #cccccc">
        <style:background-image/>
      </style:table-cell-properties>
    </style:style>
    <style:style style:name="Tableau13.A2" style:family="table-cell">
      <style:table-cell-properties fo:background-color="#ffffff" fo:padding-left="0.212cm" fo:padding-right="0.212cm" fo:padding-top="0.106cm" fo:padding-bottom="0.106cm" fo:border="0.1pt solid #cccccc">
        <style:background-image/>
      </style:table-cell-properties>
    </style:style>
    <style:style style:name="Tableau13.A3" style:family="table-cell">
      <style:table-cell-properties fo:background-color="#f5f5f5" fo:padding-left="0.212cm" fo:padding-right="0.212cm" fo:padding-top="0.106cm" fo:padding-bottom="0.106cm" fo:border="0.1pt solid #cccccc">
        <style:background-image/>
      </style:table-cell-properties>
    </style:style>
    <style:style style:name="Tableau14" style:family="table">
      <style:table-properties style:width="15.921cm" fo:margin-left="0.002cm" fo:margin-top="0cm" fo:margin-bottom="0cm" table:align="left" style:writing-mode="page"/>
    </style:style>
    <style:style style:name="Tableau14.A" style:family="table-column">
      <style:table-column-properties style:column-width="2.468cm"/>
    </style:style>
    <style:style style:name="Tableau14.B" style:family="table-column">
      <style:table-column-properties style:column-width="4.939cm"/>
    </style:style>
    <style:style style:name="Tableau14.C" style:family="table-column">
      <style:table-column-properties style:column-width="8.514cm"/>
    </style:style>
    <style:style style:name="Tableau14.1" style:family="table-row">
      <style:table-row-properties fo:keep-together="auto"/>
    </style:style>
    <style:style style:name="Tableau14.A1" style:family="table-cell">
      <style:table-cell-properties fo:background-color="#1f4e79" fo:padding-left="0.212cm" fo:padding-right="0.212cm" fo:padding-top="0.141cm" fo:padding-bottom="0.141cm" fo:border="0.1pt solid #cccccc">
        <style:background-image/>
      </style:table-cell-properties>
    </style:style>
    <style:style style:name="Tableau14.A2" style:family="table-cell">
      <style:table-cell-properties fo:background-color="#ffffff" fo:padding-left="0.212cm" fo:padding-right="0.212cm" fo:padding-top="0.106cm" fo:padding-bottom="0.106cm" fo:border="0.1pt solid #cccccc">
        <style:background-image/>
      </style:table-cell-properties>
    </style:style>
    <style:style style:name="Tableau14.A3" style:family="table-cell">
      <style:table-cell-properties fo:background-color="#f5f5f5" fo:padding-left="0.212cm" fo:padding-right="0.212cm" fo:padding-top="0.106cm" fo:padding-bottom="0.106cm" fo:border="0.1pt solid #cccccc">
        <style:background-image/>
      </style:table-cell-properties>
    </style:style>
    <style:style style:name="P1" style:family="paragraph" style:parent-style-name="Standard">
      <style:paragraph-properties fo:margin-top="0cm" fo:margin-bottom="0.212cm" style:contextual-spacing="false"/>
    </style:style>
    <style:style style:name="P2" style:family="paragraph" style:parent-style-name="Standard">
      <style:paragraph-properties fo:margin-top="0cm" fo:margin-bottom="0.106cm" style:contextual-spacing="false"/>
    </style:style>
    <style:style style:name="P3" style:family="paragraph" style:parent-style-name="Standard">
      <style:paragraph-properties fo:margin-top="0cm" fo:margin-bottom="0.423cm" style:contextual-spacing="false"/>
    </style:style>
    <style:style style:name="P4" style:family="paragraph" style:parent-style-name="Heading_20_1">
      <style:paragraph-properties fo:margin-top="0.635cm" fo:margin-bottom="0.318cm" style:contextual-spacing="false"/>
    </style:style>
    <style:style style:name="P5" style:family="paragraph" style:parent-style-name="Standard">
      <style:paragraph-properties fo:margin-top="0.141cm" fo:margin-bottom="0.141cm" style:contextual-spacing="false"/>
    </style:style>
    <style:style style:name="P6" style:family="paragraph" style:parent-style-name="Standard">
      <style:paragraph-properties fo:margin-left="1.27cm" fo:margin-top="0.071cm" fo:margin-bottom="0.071cm" style:contextual-spacing="false" fo:text-indent="-0.635cm" style:auto-text-indent="false"/>
    </style:style>
    <style:style style:name="P7" style:family="paragraph" style:parent-style-name="Heading_20_1">
      <style:paragraph-properties fo:margin-top="0cm" fo:margin-bottom="0.318cm" style:contextual-spacing="false" fo:break-before="page"/>
    </style:style>
    <style:style style:name="P8" style:family="paragraph" style:parent-style-name="Heading_20_2">
      <style:paragraph-properties fo:margin-top="0.494cm" fo:margin-bottom="0.212cm" style:contextual-spacing="false"/>
    </style:style>
    <style:style style:name="P9" style:family="paragraph" style:parent-style-name="Standard">
      <style:paragraph-properties fo:margin-left="1.27cm" fo:margin-top="0.106cm" fo:margin-bottom="0.106cm" style:contextual-spacing="false"/>
    </style:style>
    <style:style style:name="P10" style:family="paragraph" style:parent-style-name="Heading_20_2">
      <style:paragraph-properties fo:margin-top="0cm" fo:margin-bottom="0.212cm" style:contextual-spacing="false" fo:break-before="page"/>
    </style:style>
    <style:style style:name="P11" style:family="paragraph" style:parent-style-name="Heading_20_3">
      <style:paragraph-properties fo:margin-top="0.353cm" fo:margin-bottom="0.141cm" style:contextual-spacing="false"/>
    </style:style>
    <style:style style:name="P12" style:family="paragraph" style:parent-style-name="Standard">
      <style:paragraph-properties fo:margin-top="0.847cm" fo:margin-bottom="0cm" style:contextual-spacing="false" fo:text-align="center" style:justify-single-word="false"/>
    </style:style>
    <style:style style:name="T1" style:family="text">
      <style:text-properties fo:color="#1f4e79" loext:opacity="100%" style:font-name="Arial" fo:font-size="22pt" fo:font-weight="bold" style:font-name-asian="Arial2" style:font-size-asian="22pt" style:font-weight-asian="bold" style:font-name-complex="Arial2" style:font-size-complex="22pt" style:font-weight-complex="bold"/>
    </style:style>
    <style:style style:name="T2" style:family="text">
      <style:text-properties fo:color="#555555" loext:opacity="100%" style:font-name="Arial" fo:font-size="12pt" fo:font-style="italic" style:font-name-asian="Arial2" style:font-size-asian="12pt" style:font-style-asian="italic" style:font-name-complex="Arial2" style:font-size-complex="12pt" style:font-style-complex="italic"/>
    </style:style>
    <style:style style:name="T3" style:family="text">
      <style:text-properties fo:color="#777777" loext:opacity="100%" style:font-name="Arial" fo:font-size="10pt" style:font-name-asian="Arial2" style:font-size-asian="10pt" style:font-name-complex="Arial2" style:font-size-complex="10pt"/>
    </style:style>
    <style:style style:name="T4" style:family="text">
      <style:text-properties fo:color="#1f4e79" loext:opacity="100%" style:font-name="Arial" fo:font-size="16pt" fo:font-weight="bold" style:font-name-asian="Arial2" style:font-size-asian="16pt" style:font-weight-asian="bold" style:font-name-complex="Arial2" style:font-size-complex="16pt" style:font-weight-complex="bold"/>
    </style:style>
    <style:style style:name="T5" style:family="text">
      <style:text-properties style:font-name="Arial" fo:font-size="10pt" style:font-name-asian="Arial2" style:font-size-asian="10pt" style:font-name-complex="Arial2" style:font-size-complex="10pt"/>
    </style:style>
    <style:style style:name="T6" style:family="text">
      <style:text-properties style:font-name="Arial" fo:font-size="10pt" fo:font-weight="normal" style:font-name-asian="Arial2" style:font-size-asian="10pt" style:font-weight-asian="normal" style:font-name-complex="Arial2" style:font-size-complex="10pt" style:font-weight-complex="normal"/>
    </style:style>
    <style:style style:name="T7" style:family="text">
      <style:text-properties style:font-name="Arial" fo:font-size="10pt" fo:font-weight="bold" style:font-name-asian="Arial2" style:font-size-asian="10pt" style:font-weight-asian="bold" style:font-name-complex="Arial2" style:font-size-complex="10pt" style:font-weight-complex="bold"/>
    </style:style>
    <style:style style:name="T8" style:family="text">
      <style:text-properties fo:color="#ffffff" loext:opacity="100%" style:font-name="Arial" fo:font-size="9pt" fo:font-weight="bold" style:font-name-asian="Arial2" style:font-size-asian="9pt" style:font-weight-asian="bold" style:font-name-complex="Arial2" style:font-size-complex="9pt" style:font-weight-complex="bold"/>
    </style:style>
    <style:style style:name="T9" style:family="text">
      <style:text-properties style:font-name="Arial" fo:font-size="9pt" style:font-name-asian="Arial2" style:font-size-asian="9pt" style:font-name-complex="Arial2" style:font-size-complex="9pt"/>
    </style:style>
    <style:style style:name="T10" style:family="text">
      <style:text-properties fo:color="#555555" loext:opacity="100%" style:font-name="Arial" fo:font-size="10pt" fo:font-style="italic" style:font-name-asian="Arial2" style:font-size-asian="10pt" style:font-style-asian="italic" style:font-name-complex="Arial2" style:font-size-complex="10pt" style:font-style-complex="italic"/>
    </style:style>
    <style:style style:name="T11" style:family="text">
      <style:text-properties fo:color="#2e75b6" loext:opacity="100%" style:font-name="Arial" fo:font-size="13pt" fo:font-weight="bold" style:font-name-asian="Arial2" style:font-size-asian="13pt" style:font-weight-asian="bold" style:font-name-complex="Arial2" style:font-size-complex="13pt" style:font-weight-complex="bold"/>
    </style:style>
    <style:style style:name="T12" style:family="text">
      <style:text-properties style:font-name="Arial"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13" style:family="text">
      <style:text-properties style:font-name="Arial" fo:font-size="10pt" fo:font-style="italic" style:font-name-asian="Arial2" style:font-size-asian="10pt" style:font-style-asian="italic" style:font-name-complex="Arial2" style:font-size-complex="10pt" style:font-style-complex="italic"/>
    </style:style>
    <style:style style:name="T14" style:family="text">
      <style:text-properties fo:color="#333333"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15" style:family="text">
      <style:text-properties fo:color="#444444" loext:opacity="100%" style:font-name="Arial" fo:font-size="11pt" fo:font-weight="bold" style:font-name-asian="Arial2" style:font-size-asian="11pt" style:font-weight-asian="bold" style:font-name-complex="Arial2" style:font-size-complex="11pt" style:font-weight-complex="bold"/>
    </style:style>
    <style:style style:name="T16" style:family="text">
      <style:text-properties fo:color="#888888" loext:opacity="100%" style:font-name="Arial" fo:font-size="9pt" fo:font-style="italic" style:font-name-asian="Arial2" style:font-size-asian="9pt" style:font-style-asian="italic" style:font-name-complex="Arial2"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able A — Structure et Règles des Champs</text:span></text:p>
      <text:p text:style-name="P2"><text:span text:style-name="T2">Document de référence — Projet RZ</text:span></text:p>
      <text:p text:style-name="P3"><text:span text:style-name="T3">Auteur : Vincent Philippe <text:s text:c="2"/>| <text:s text:c="2"/>Version 2.0 — Mars 2026 <text:s text:c="2"/>| <text:s text:c="2"/>Statut : Référence stabilisée</text:span></text:p>
      <text:p text:style-name="Standard"/>
      <text:h text:style-name="P4" text:outline-level="1"><text:span text:style-name="T4">1. Rôle de la Table A dans le projet RZ</text:span></text:h>
      <text:p text:style-name="P5"><text:span text:style-name="T5">La Table A est la référence unique et partagée de toutes les variables manipulées par le système RZ, qu'elles soient échangées entre SP, SE et Arduino, ou internes à un sous-système. Elle sert simultanément à :</text:span></text:p>
      <text:p text:style-name="P6"><text:span text:style-name="T5">• La construction correcte des trames VPIV — chaque message peut être vérifié contre la table</text:span></text:p>
      <text:p text:style-name="P6"><text:span text:style-name="T5">• La validation des intents STT — le handler vocal sait quelles valeurs sont légales</text:span></text:p>
      <text:p text:style-name="P6"><text:span text:style-name="T5">• La cohérence entre les couches — interface SP, logique SE, firmware Arduino partagent la même définition</text:span></text:p>
      <text:p text:style-name="P6"><text:span text:style-name="T5">• La maintenance long terme — un développeur retrouve en un seul endroit toutes les règles</text:span></text:p>
      <text:p text:style-name="Standard"/>
      <text:p text:style-name="P5"><text:span text:style-name="T6">La Table A est </text:span><text:span text:style-name="T7">normative</text:span><text:span text:style-name="T5"> : si un comportement du code diverge de la table, c'est le code qui est à corriger, pas la table (sauf découverte d'une erreur dans la table elle-même).</text:span></text:p>
      <text:p text:style-name="Standard"/>
      <text:h text:style-name="P7" text:outline-level="1"><text:span text:style-name="T4">2. Liste synthétique des champs</text:span></text:h>
      <text:p text:style-name="P5"><text:span text:style-name="T5">Le tableau ci-dessous donne la vue d'ensemble des 15 champs. La description détaillée de chacun est dans la section 3.</text:span></text:p>
      <text:p text:style-name="Standard"/>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Standard"><text:span text:style-name="T8">#</text:span></text:p>
            </table:table-cell>
            <table:table-cell table:style-name="Tableau1.A1" office:value-type="string">
              <text:p text:style-name="Standard"><text:span text:style-name="T8">Nom retenu</text:span></text:p>
            </table:table-cell>
            <table:table-cell table:style-name="Tableau1.A1" office:value-type="string">
              <text:p text:style-name="Standard"><text:span text:style-name="T8">Anciens noms / alias</text:span></text:p>
            </table:table-cell>
            <table:table-cell table:style-name="Tableau1.A1" office:value-type="string">
              <text:p text:style-name="Standard"><text:span text:style-name="T8">Rôle en une ligne</text:span></text:p>
            </table:table-cell>
          </table:table-row>
        </table:table-header-rows>
        <table:table-row table:style-name="Tableau1.1">
          <table:table-cell table:style-name="Tableau1.A2" office:value-type="string">
            <text:p text:style-name="Standard"><text:span text:style-name="T9">1</text:span></text:p>
          </table:table-cell>
          <table:table-cell table:style-name="Tableau1.A2" office:value-type="string">
            <text:p text:style-name="Standard"><text:span text:style-name="T9">SOURCE</text:span></text:p>
          </table:table-cell>
          <table:table-cell table:style-name="Tableau1.A2" office:value-type="string">
            <text:p text:style-name="Standard"><text:span text:style-name="T9">Ref</text:span></text:p>
          </table:table-cell>
          <table:table-cell table:style-name="Tableau1.A2" office:value-type="string">
            <text:p text:style-name="Standard"><text:span text:style-name="T9">Qui est responsable d'émettre ce message</text:span></text:p>
          </table:table-cell>
        </table:table-row>
        <table:table-row table:style-name="Tableau1.1">
          <table:table-cell table:style-name="Tableau1.A3" office:value-type="string">
            <text:p text:style-name="Standard"><text:span text:style-name="T9">2</text:span></text:p>
          </table:table-cell>
          <table:table-cell table:style-name="Tableau1.A3" office:value-type="string">
            <text:p text:style-name="Standard"><text:span text:style-name="T9">VAR</text:span></text:p>
          </table:table-cell>
          <table:table-cell table:style-name="Tableau1.A3" office:value-type="string">
            <text:p text:style-name="Standard"><text:span text:style-name="T9">—</text:span></text:p>
          </table:table-cell>
          <table:table-cell table:style-name="Tableau1.A3" office:value-type="string">
            <text:p text:style-name="Standard"><text:span text:style-name="T9">Identifiant de la variable dans le protocole VPIV</text:span></text:p>
          </table:table-cell>
        </table:table-row>
        <table:table-row table:style-name="Tableau1.1">
          <table:table-cell table:style-name="Tableau1.A2" office:value-type="string">
            <text:p text:style-name="Standard"><text:span text:style-name="T9">3</text:span></text:p>
          </table:table-cell>
          <table:table-cell table:style-name="Tableau1.A2" office:value-type="string">
            <text:p text:style-name="Standard"><text:span text:style-name="T9">PROP</text:span></text:p>
          </table:table-cell>
          <table:table-cell table:style-name="Tableau1.A2" office:value-type="string">
            <text:p text:style-name="Standard"><text:span text:style-name="T9">propriété</text:span></text:p>
          </table:table-cell>
          <table:table-cell table:style-name="Tableau1.A2" office:value-type="string">
            <text:p text:style-name="Standard"><text:span text:style-name="T9">Propriété de la variable ciblée</text:span></text:p>
          </table:table-cell>
        </table:table-row>
        <table:table-row table:style-name="Tableau1.1">
          <table:table-cell table:style-name="Tableau1.A3" office:value-type="string">
            <text:p text:style-name="Standard"><text:span text:style-name="T9">4</text:span></text:p>
          </table:table-cell>
          <table:table-cell table:style-name="Tableau1.A3" office:value-type="string">
            <text:p text:style-name="Standard"><text:span text:style-name="T9">CAT</text:span></text:p>
          </table:table-cell>
          <table:table-cell table:style-name="Tableau1.A3" office:value-type="string">
            <text:p text:style-name="Standard"><text:span text:style-name="T9">catégorie, type_message</text:span></text:p>
          </table:table-cell>
          <table:table-cell table:style-name="Tableau1.A3" office:value-type="string">
            <text:p text:style-name="Standard"><text:span text:style-name="T9">Catégorie protocolaire du message VPIV</text:span></text:p>
          </table:table-cell>
        </table:table-row>
        <table:table-row table:style-name="Tableau1.1">
          <table:table-cell table:style-name="Tableau1.A2" office:value-type="string">
            <text:p text:style-name="Standard"><text:span text:style-name="T9">5</text:span></text:p>
          </table:table-cell>
          <table:table-cell table:style-name="Tableau1.A2" office:value-type="string">
            <text:p text:style-name="Standard"><text:span text:style-name="T9">TYPE</text:span></text:p>
          </table:table-cell>
          <table:table-cell table:style-name="Tableau1.A2" office:value-type="string">
            <text:p text:style-name="Standard"><text:span text:style-name="T9">type_valeur, type_logique</text:span></text:p>
          </table:table-cell>
          <table:table-cell table:style-name="Tableau1.A2" office:value-type="string">
            <text:p text:style-name="Standard"><text:span text:style-name="T9">Famille logique de la valeur transportée</text:span></text:p>
          </table:table-cell>
        </table:table-row>
        <table:table-row table:style-name="Tableau1.1">
          <table:table-cell table:style-name="Tableau1.A3" office:value-type="string">
            <text:p text:style-name="Standard"><text:span text:style-name="T9">6</text:span></text:p>
          </table:table-cell>
          <table:table-cell table:style-name="Tableau1.A3" office:value-type="string">
            <text:p text:style-name="Standard"><text:span text:style-name="T9">FORMAT_VALUE</text:span></text:p>
          </table:table-cell>
          <table:table-cell table:style-name="Tableau1.A3" office:value-type="string">
            <text:p text:style-name="Standard"><text:span text:style-name="T9">format, valeurs_acceptées, Abrev-indices</text:span></text:p>
          </table:table-cell>
          <table:table-cell table:style-name="Tableau1.A3" office:value-type="string">
            <text:p text:style-name="Standard"><text:span text:style-name="T9">Valeurs légales et format de pattern</text:span></text:p>
          </table:table-cell>
        </table:table-row>
        <table:table-row table:style-name="Tableau1.1">
          <table:table-cell table:style-name="Tableau1.A2" office:value-type="string">
            <text:p text:style-name="Standard"><text:span text:style-name="T9">7</text:span></text:p>
          </table:table-cell>
          <table:table-cell table:style-name="Tableau1.A2" office:value-type="string">
            <text:p text:style-name="Standard"><text:span text:style-name="T9">CODAGE</text:span></text:p>
          </table:table-cell>
          <table:table-cell table:style-name="Tableau1.A2" office:value-type="string">
            <text:p text:style-name="Standard"><text:span text:style-name="T9">(nouveau v2.0)</text:span></text:p>
          </table:table-cell>
          <table:table-cell table:style-name="Tableau1.A2" office:value-type="string">
            <text:p text:style-name="Standard"><text:span text:style-name="T9">Unité de mesure et facteur multiplicateur</text:span></text:p>
          </table:table-cell>
        </table:table-row>
        <table:table-row table:style-name="Tableau1.1">
          <table:table-cell table:style-name="Tableau1.A3" office:value-type="string">
            <text:p text:style-name="Standard"><text:span text:style-name="T9">8</text:span></text:p>
          </table:table-cell>
          <table:table-cell table:style-name="Tableau1.A3" office:value-type="string">
            <text:p text:style-name="Standard"><text:span text:style-name="T9">DIRECTION</text:span></text:p>
          </table:table-cell>
          <table:table-cell table:style-name="Tableau1.A3" office:value-type="string">
            <text:p text:style-name="Standard"><text:span text:style-name="T9">sens, SENS, flux</text:span></text:p>
          </table:table-cell>
          <table:table-cell table:style-name="Tableau1.A3" office:value-type="string">
            <text:p text:style-name="Standard"><text:span text:style-name="T9">Sens de circulation du message VPIV</text:span></text:p>
          </table:table-cell>
        </table:table-row>
        <table:table-row table:style-name="Tableau1.1">
          <table:table-cell table:style-name="Tableau1.A2" office:value-type="string">
            <text:p text:style-name="Standard"><text:span text:style-name="T9">9</text:span></text:p>
          </table:table-cell>
          <table:table-cell table:style-name="Tableau1.A2" office:value-type="string">
            <text:p text:style-name="Standard"><text:span text:style-name="T9">INSTANCE</text:span></text:p>
          </table:table-cell>
          <table:table-cell table:style-name="Tableau1.A2" office:value-type="string">
            <text:p text:style-name="Standard"><text:span text:style-name="T9">—</text:span></text:p>
          </table:table-cell>
          <table:table-cell table:style-name="Tableau1.A2" office:value-type="string">
            <text:p text:style-name="Standard"><text:span text:style-name="T9">Instances valides pour cette propriété</text:span></text:p>
          </table:table-cell>
        </table:table-row>
        <table:table-row table:style-name="Tableau1.1">
          <table:table-cell table:style-name="Tableau1.A3" office:value-type="string">
            <text:p text:style-name="Standard"><text:span text:style-name="T9">10</text:span></text:p>
          </table:table-cell>
          <table:table-cell table:style-name="Tableau1.A3" office:value-type="string">
            <text:p text:style-name="Standard"><text:span text:style-name="T9">COMPLEXE</text:span></text:p>
          </table:table-cell>
          <table:table-cell table:style-name="Tableau1.A3" office:value-type="string">
            <text:p text:style-name="Standard"><text:span text:style-name="T9">—</text:span></text:p>
          </table:table-cell>
          <table:table-cell table:style-name="Tableau1.A3" office:value-type="string">
            <text:p text:style-name="Standard"><text:span text:style-name="T9">Documentation des sous-champs pour TYPE=object</text:span></text:p>
          </table:table-cell>
        </table:table-row>
        <table:table-row table:style-name="Tableau1.1">
          <table:table-cell table:style-name="Tableau1.A2" office:value-type="string">
            <text:p text:style-name="Standard"><text:span text:style-name="T9">11</text:span></text:p>
          </table:table-cell>
          <table:table-cell table:style-name="Tableau1.A2" office:value-type="string">
            <text:p text:style-name="Standard"><text:span text:style-name="T9">CYCLE</text:span></text:p>
          </table:table-cell>
          <table:table-cell table:style-name="Tableau1.A2" office:value-type="string">
            <text:p text:style-name="Standard"><text:span text:style-name="T9">INITIAL, init, initialisation</text:span></text:p>
          </table:table-cell>
          <table:table-cell table:style-name="Tableau1.A2" office:value-type="string">
            <text:p text:style-name="Standard"><text:span text:style-name="T9">Moment et mode de mise en place de la valeur</text:span></text:p>
          </table:table-cell>
        </table:table-row>
        <table:table-row table:style-name="Tableau1.1">
          <table:table-cell table:style-name="Tableau1.A3" office:value-type="string">
            <text:p text:style-name="Standard"><text:span text:style-name="T9">12</text:span></text:p>
          </table:table-cell>
          <table:table-cell table:style-name="Tableau1.A3" office:value-type="string">
            <text:p text:style-name="Standard"><text:span text:style-name="T9">NATURE</text:span></text:p>
          </table:table-cell>
          <table:table-cell table:style-name="Tableau1.A3" office:value-type="string">
            <text:p text:style-name="Standard"><text:span text:style-name="T9">STATUT, statut_propriété</text:span></text:p>
          </table:table-cell>
          <table:table-cell table:style-name="Tableau1.A3" office:value-type="string">
            <text:p text:style-name="Standard"><text:span text:style-name="T9">Rôle sémantique du message dans le système</text:span></text:p>
          </table:table-cell>
        </table:table-row>
        <table:table-row table:style-name="Tableau1.1">
          <table:table-cell table:style-name="Tableau1.A2" office:value-type="string">
            <text:p text:style-name="Standard"><text:span text:style-name="T9">13</text:span></text:p>
          </table:table-cell>
          <table:table-cell table:style-name="Tableau1.A2" office:value-type="string">
            <text:p text:style-name="Standard"><text:span text:style-name="T9">INTERFACE</text:span></text:p>
          </table:table-cell>
          <table:table-cell table:style-name="Tableau1.A2" office:value-type="string">
            <text:p text:style-name="Standard"><text:span text:style-name="T9">(extrait de STATUT=EXPOSEE)</text:span></text:p>
          </table:table-cell>
          <table:table-cell table:style-name="Tableau1.A2" office:value-type="string">
            <text:p text:style-name="Standard"><text:span text:style-name="T9">Propriété visible et pilotable depuis SP</text:span></text:p>
          </table:table-cell>
        </table:table-row>
        <table:table-row table:style-name="Tableau1.1">
          <table:table-cell table:style-name="Tableau1.A3" office:value-type="string">
            <text:p text:style-name="Standard"><text:span text:style-name="T9">14</text:span></text:p>
          </table:table-cell>
          <table:table-cell table:style-name="Tableau1.A3" office:value-type="string">
            <text:p text:style-name="Standard"><text:span text:style-name="T9">VPIV_EX</text:span></text:p>
          </table:table-cell>
          <table:table-cell table:style-name="Tableau1.A3" office:value-type="string">
            <text:p text:style-name="Standard"><text:span text:style-name="T9">VPIV-ACTIONS, exemple_vpiv, exemple</text:span></text:p>
          </table:table-cell>
          <table:table-cell table:style-name="Tableau1.A3" office:value-type="string">
            <text:p text:style-name="Standard"><text:span text:style-name="T9">Trame VPIV complète illustrative</text:span></text:p>
          </table:table-cell>
        </table:table-row>
        <table:table-row table:style-name="Tableau1.1">
          <table:table-cell table:style-name="Tableau1.A2" office:value-type="string">
            <text:p text:style-name="Standard"><text:span text:style-name="T9">15</text:span></text:p>
          </table:table-cell>
          <table:table-cell table:style-name="Tableau1.A2" office:value-type="string">
            <text:p text:style-name="Standard"><text:span text:style-name="T9">NOTES</text:span></text:p>
          </table:table-cell>
          <table:table-cell table:style-name="Tableau1.A2" office:value-type="string">
            <text:p text:style-name="Standard"><text:span text:style-name="T9">COMMENTAIRES, remarques, précautions</text:span></text:p>
          </table:table-cell>
          <table:table-cell table:style-name="Tableau1.A2" office:value-type="string">
            <text:p text:style-name="Standard"><text:span text:style-name="T9">Rôle fonctionnel et précautions libres</text:span></text:p>
          </table:table-cell>
        </table:table-row>
      </table:table>
      <text:p text:style-name="Standard"/>
      <text:p text:style-name="P5"><text:span text:style-name="T10">Note sur le champ COMPLEXE : Ce champ existait dans la table précédente. Il couvre un besoin réel pour les propriétés de TYPE=object. Sa description détaillée est dans la section 3.10.</text:span></text:p>
      <text:h text:style-name="P8" text:outline-level="2"><text:span text:style-name="T11">3.1 <text:s/>SOURCE</text:span></text:h>
      <text:p text:style-name="P5"><text:span text:style-name="T7">Ancien(s) nom(s) : </text:span><text:span text:style-name="T5">Ref</text:span></text:p>
      <text:p text:style-name="P5"><text:span text:style-name="T12">Question : </text:span><text:span text:style-name="T13">Quel composant du système est responsable d'émettre ce message VPIV ?</text:span></text:p>
      <text:p text:style-name="Standard"/>
      <text:p text:style-name="P5"><text:span text:style-name="T5">SOURCE identifie l'émetteur logique de la ligne — le composant qui construit et publie le message. Cette information est distincte de DIRECTION (qui décrit le trajet complet). SOURCE précise l'origine, DIRECTION précise le chemin.</text:span></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Standard"><text:span text:style-name="T8">Valeur</text:span></text:p>
            </table:table-cell>
            <table:table-cell table:style-name="Tableau2.A1" office:value-type="string">
              <text:p text:style-name="Standard"><text:span text:style-name="T8">Signification</text:span></text:p>
            </table:table-cell>
          </table:table-row>
        </table:table-header-rows>
        <table:table-row table:style-name="Tableau2.1">
          <table:table-cell table:style-name="Tableau2.A2" office:value-type="string">
            <text:p text:style-name="Standard"><text:span text:style-name="T9">P</text:span></text:p>
          </table:table-cell>
          <table:table-cell table:style-name="Tableau2.A2" office:value-type="string">
            <text:p text:style-name="Standard"><text:span text:style-name="T9">SP (Node-RED) est le seul émetteur possible</text:span></text:p>
          </table:table-cell>
        </table:table-row>
        <table:table-row table:style-name="Tableau2.1">
          <table:table-cell table:style-name="Tableau2.A3" office:value-type="string">
            <text:p text:style-name="Standard"><text:span text:style-name="T9">S</text:span></text:p>
          </table:table-cell>
          <table:table-cell table:style-name="Tableau2.A3" office:value-type="string">
            <text:p text:style-name="Standard"><text:span text:style-name="T9">SE (smartphone embarqué) est le seul émetteur possible</text:span></text:p>
          </table:table-cell>
        </table:table-row>
        <table:table-row table:style-name="Tableau2.1">
          <table:table-cell table:style-name="Tableau2.A2" office:value-type="string">
            <text:p text:style-name="Standard"><text:span text:style-name="T9">A</text:span></text:p>
          </table:table-cell>
          <table:table-cell table:style-name="Tableau2.A2" office:value-type="string">
            <text:p text:style-name="Standard"><text:span text:style-name="T9">Arduino Mega est le seul émetteur possible</text:span></text:p>
          </table:table-cell>
        </table:table-row>
        <text:soft-page-break/>
        <table:table-row table:style-name="Tableau2.1">
          <table:table-cell table:style-name="Tableau2.A3" office:value-type="string">
            <text:p text:style-name="Standard"><text:span text:style-name="T9">E</text:span></text:p>
          </table:table-cell>
          <table:table-cell table:style-name="Tableau2.A3" office:value-type="string">
            <text:p text:style-name="Standard"><text:span text:style-name="T9">Soit SE soit Arduino peut émettre selon qui détecte la situation</text:span></text:p>
          </table:table-cell>
        </table:table-row>
      </table:table>
      <text:p text:style-name="Standard"/>
      <text:p text:style-name="P5"><text:span text:style-name="T5">Règles :</text:span></text:p>
      <text:p text:style-name="P6"><text:span text:style-name="T5">• Un seul code par ligne — pas de combinaison S+A sauf via E</text:span></text:p>
      <text:p text:style-name="P6"><text:span text:style-name="T5">• E signifie « l'un ou l'autre selon le contexte », pas « les deux simultanément »</text:span></text:p>
      <text:p text:style-name="P6"><text:span text:style-name="T5">• Le code P est presque exclusivement associé à CAT=V (SP émet les consignes)</text:span></text:p>
      <text:p text:style-name="P6"><text:span text:style-name="T5">• Si les deux composants émettent systématiquement (rare), créer deux lignes distinctes</text:span></text:p>
      <text:p text:style-name="Standard"/>
      <text:h text:style-name="P8" text:outline-level="2"><text:span text:style-name="T11">3.2 <text:s/>VAR</text:span></text:h>
      <text:p text:style-name="P5"><text:span text:style-name="T7">Ancien(s) nom(s) : </text:span><text:span text:style-name="T5">— (stable depuis l'origine)</text:span></text:p>
      <text:p text:style-name="P5"><text:span text:style-name="T12">Question : </text:span><text:span text:style-name="T13">Quel est l'identifiant de la variable dans le protocole VPIV ?</text:span></text:p>
      <text:p text:style-name="Standard"/>
      <text:p text:style-name="P5"><text:span text:style-name="T5">VAR est le premier identifiant structurel du VPIV — le champ VAR dans $CAT:VAR:PROP:INST:VAL#. Il identifie un regroupement logique de propriétés partageant une responsabilité commune.</text:span></text:p>
      <text:p text:style-name="P5"><text:span text:style-name="T5">VAR est partagé et compris identiquement par tous les composants (SP, SE, Arduino). C'est ce caractère universel qui justifie de ne pas lui substituer le terme « module » : les modules peuvent différer d'un composant à l'autre, mais Gyro dans le VPIV désigne la même chose partout.</text:span></text:p>
      <text:p text:style-name="Standard"/>
      <text:p text:style-name="P5"><text:span text:style-name="T5">Règles :</text:span></text:p>
      <text:p text:style-name="P6"><text:span text:style-name="T5">• Écriture en PascalCase : CfgS, Gyro, LRing, CamSE, MicroSE...</text:span></text:p>
      <text:p text:style-name="P6"><text:span text:style-name="T5">• Stable dans le temps — un changement de VAR casse tous les parsers simultanément</text:span></text:p>
      <text:p text:style-name="P6"><text:span text:style-name="T5">• Pas nécessairement aligné sur un nom de fichier ou de dossier dans le code</text:span></text:p>
      <text:p text:style-name="Standard"/>
      <text:p text:style-name="P5"><text:span text:style-name="T5">Exemples de VAR existantes :</text:span></text:p>
      <text:p text:style-name="P9"><text:span text:style-name="T14">Gyro <text:s/>CamSE <text:s/>Mtr <text:s/>CfgS <text:s/>Urg <text:s/>COM <text:s/>LRing <text:s/>LRub <text:s/>Srv <text:s/>US <text:s/>Odo <text:s/>MvtIR <text:s/>Mic <text:s/>FS <text:s/>Mag <text:s/>Appli <text:s/>STT</text:span></text:p>
      <text:p text:style-name="Standard"/>
      <text:h text:style-name="P8" text:outline-level="2"><text:span text:style-name="T11">3.3 <text:s/>PROP</text:span></text:h>
      <text:p text:style-name="P5"><text:span text:style-name="T7">Ancien(s) nom(s) : </text:span><text:span text:style-name="T5">propriété</text:span></text:p>
      <text:p text:style-name="P5"><text:span text:style-name="T12">Question : </text:span><text:span text:style-name="T13">Quelle propriété de la variable est ciblée par ce message ?</text:span></text:p>
      <text:p text:style-name="Standard"/>
      <text:p text:style-name="P5"><text:span text:style-name="T5">PROP est le deuxième identifiant structurel du VPIV — le champ PROP dans $CAT:VAR:PROP:INST:VAL#. Il désigne une propriété spécifique, c'est-à-dire une dimension particulière de l'état ou du comportement de la variable.</text:span></text:p>
      <text:p text:style-name="Standard"/>
      <text:p text:style-name="P5"><text:span text:style-name="T5">Règles :</text:span></text:p>
      <text:p text:style-name="P6"><text:span text:style-name="T5">• Écriture en camelCase : modeGyro, active, streamURL, cmd</text:span></text:p>
      <text:p text:style-name="P6"><text:span text:style-name="T5">• Ne plus utiliser les parenthèses (reset), (clear) — remplacées par NATURE=Event</text:span></text:p>
      <text:p text:style-name="P6"><text:span text:style-name="T5">• Un même nom de PROP peut apparaître dans plusieurs VAR sans ambiguïté</text:span></text:p>
      <text:p text:style-name="P6"><text:span text:style-name="T5">• Le couple VAR+PROP doit être unique pour une SOURCE et une DIRECTION données</text:span></text:p>
      <text:p text:style-name="Standard"/>
      <text:p text:style-name="Standard"/>
      <text:h text:style-name="P10" text:outline-level="2"><text:span text:style-name="T11">3.4 <text:s/>CAT</text:span></text:h>
      <text:p text:style-name="P5"><text:span text:style-name="T7">Ancien(s) nom(s) : </text:span><text:span text:style-name="T5">catégorie, type_message</text:span></text:p>
      <text:p text:style-name="P5"><text:span text:style-name="T12">Question : </text:span><text:span text:style-name="T13">Quelle est la nature protocolaire de ce message VPIV ?</text:span></text:p>
      <text:p text:style-name="Standard"/>
      <text:p text:style-name="P5"><text:span text:style-name="T5">CAT est la catégorie protocolaire — le premier caractère du VPIV $CAT:..#. Il détermine comment le destinataire doit interpréter et traiter le message au niveau du protocole.</text:span></text:p>
      <text:p text:style-name="P5"><text:span text:style-name="T7">Important (v2.0) : </text:span><text:span text:style-name="T5">CAT est désormais purement protocolaire. Il ne porte plus d'information sémantique sur le rôle du message (ACK, Etat, Intent...). Cette information est dans le champ NATURE. Ce découplage rend CAT plus stable et lisible.</text:span></text:p>
      <text:p text:style-name="Standard"/>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Standard"><text:span text:style-name="T8">Valeur</text:span></text:p>
            </table:table-cell>
            <table:table-cell table:style-name="Tableau3.A1" office:value-type="string">
              <text:p text:style-name="Standard"><text:span text:style-name="T8">Nom</text:span></text:p>
            </table:table-cell>
            <table:table-cell table:style-name="Tableau3.A1" office:value-type="string">
              <text:p text:style-name="Standard"><text:span text:style-name="T8">Usage</text:span></text:p>
            </table:table-cell>
            <table:table-cell table:style-name="Tableau3.A1" office:value-type="string">
              <text:p text:style-name="Standard"><text:span text:style-name="T8">Direction habituelle</text:span></text:p>
            </table:table-cell>
          </table:table-row>
        </table:table-header-rows>
        <table:table-row table:style-name="Tableau3.1">
          <table:table-cell table:style-name="Tableau3.A2" office:value-type="string">
            <text:p text:style-name="Standard"><text:span text:style-name="T9">V</text:span></text:p>
          </table:table-cell>
          <table:table-cell table:style-name="Tableau3.A2" office:value-type="string">
            <text:p text:style-name="Standard"><text:span text:style-name="T9">Consigne</text:span></text:p>
          </table:table-cell>
          <table:table-cell table:style-name="Tableau3.A2" office:value-type="string">
            <text:p text:style-name="Standard"><text:span text:style-name="T9">Ordre à exécuter par le destinataire</text:span></text:p>
          </table:table-cell>
          <table:table-cell table:style-name="Tableau3.A2" office:value-type="string">
            <text:p text:style-name="Standard"><text:span text:style-name="T9">SP→SE, SP→A</text:span></text:p>
          </table:table-cell>
        </table:table-row>
        <table:table-row table:style-name="Tableau3.1">
          <table:table-cell table:style-name="Tableau3.A3" office:value-type="string">
            <text:p text:style-name="Standard"><text:span text:style-name="T9">I</text:span></text:p>
          </table:table-cell>
          <table:table-cell table:style-name="Tableau3.A3" office:value-type="string">
            <text:p text:style-name="Standard"><text:span text:style-name="T9">Information</text:span></text:p>
          </table:table-cell>
          <table:table-cell table:style-name="Tableau3.A3" office:value-type="string">
            <text:p text:style-name="Standard"><text:span text:style-name="T9">Retour d'état, publication d'information</text:span></text:p>
          </table:table-cell>
          <table:table-cell table:style-name="Tableau3.A3" office:value-type="string">
            <text:p text:style-name="Standard"><text:span text:style-name="T9">SE→SP, A→SP</text:span></text:p>
          </table:table-cell>
        </table:table-row>
        <table:table-row table:style-name="Tableau3.1">
          <table:table-cell table:style-name="Tableau3.A2" office:value-type="string">
            <text:p text:style-name="Standard"><text:span text:style-name="T9">E</text:span></text:p>
          </table:table-cell>
          <table:table-cell table:style-name="Tableau3.A2" office:value-type="string">
            <text:p text:style-name="Standard"><text:span text:style-name="T9">Événement</text:span></text:p>
          </table:table-cell>
          <table:table-cell table:style-name="Tableau3.A2" office:value-type="string">
            <text:p text:style-name="Standard"><text:span text:style-name="T9">Urgence nécessitant une réaction automatique</text:span></text:p>
          </table:table-cell>
          <table:table-cell table:style-name="Tableau3.A2" office:value-type="string">
            <text:p text:style-name="Standard"><text:span text:style-name="T9">SE→SP, A→SP</text:span></text:p>
          </table:table-cell>
        </table:table-row>
        <table:table-row table:style-name="Tableau3.1">
          <table:table-cell table:style-name="Tableau3.A3" office:value-type="string">
            <text:p text:style-name="Standard"><text:span text:style-name="T9">F</text:span></text:p>
          </table:table-cell>
          <table:table-cell table:style-name="Tableau3.A3" office:value-type="string">
            <text:p text:style-name="Standard"><text:span text:style-name="T9">Flux</text:span></text:p>
          </table:table-cell>
          <table:table-cell table:style-name="Tableau3.A3" office:value-type="string">
            <text:p text:style-name="Standard"><text:span text:style-name="T9">Données continues, publiées à fréquence régulière</text:span></text:p>
          </table:table-cell>
          <table:table-cell table:style-name="Tableau3.A3" office:value-type="string">
            <text:p text:style-name="Standard"><text:span text:style-name="T9">SE→SP, A→SP</text:span></text:p>
          </table:table-cell>
        </table:table-row>
        <table:table-row table:style-name="Tableau3.1">
          <table:table-cell table:style-name="Tableau3.A2" office:value-type="string">
            <text:p text:style-name="Standard"><text:span text:style-name="T9">A</text:span></text:p>
          </table:table-cell>
          <table:table-cell table:style-name="Tableau3.A2" office:value-type="string">
            <text:p text:style-name="Standard"><text:span text:style-name="T9">Application</text:span></text:p>
          </table:table-cell>
          <table:table-cell table:style-name="Tableau3.A2" office:value-type="string">
            <text:p text:style-name="Standard"><text:span text:style-name="T9">Commande applicative Android (Tasker, apps)</text:span></text:p>
          </table:table-cell>
          <table:table-cell table:style-name="Tableau3.A2" office:value-type="string">
            <text:p text:style-name="Standard"><text:span text:style-name="T9">SP→SE</text:span></text:p>
          </table:table-cell>
        </table:table-row>
      </table:table>
      <text:p text:style-name="Standard"/>
      <text:p text:style-name="P5"><text:span text:style-name="T5">Règles :</text:span></text:p>
      <text:p text:style-name="P6"><text:span text:style-name="T5">• CAT=E est exclusivement réservé aux urgences — situations où SP doit réagir automatiquement</text:span></text:p>
      <text:p text:style-name="P6"><text:span text:style-name="T5">• CAT=F implique une publication périodique. Si donnée publiée à la demande seulement : utiliser I</text:span></text:p>
      <text:p text:style-name="P6"><text:span text:style-name="T5">• La distinction I/F porte sur la fréquence : F est automatique et régulier, I est déclenché par événement</text:span></text:p>
      <text:p text:style-name="P6"><text:span text:style-name="T5">• CAT=V implique que le destinataire doit exécuter. S'il peut refuser, il publie une erreur COM en retour</text:span></text:p>
      <text:p text:style-name="Standard"/>
      <text:h text:style-name="P8" text:outline-level="2"><text:span text:style-name="T11">3.5 <text:s/>TYPE</text:span></text:h>
      <text:p text:style-name="P5"><text:span text:style-name="T7">Ancien(s) nom(s) : </text:span><text:span text:style-name="T5">type_valeur, type_logique</text:span></text:p>
      <text:p text:style-name="P5"><text:span text:style-name="T12">Question : </text:span><text:span text:style-name="T13">De quelle famille logique est la valeur transportée dans le VPIV ?</text:span></text:p>
      <text:p text:style-name="Standard"/>
      <text:p text:style-name="P5"><text:span text:style-name="T5">TYPE décrit la nature logique de la valeur dans le VPIV — pas le type C++, pas le type JavaScript. C'est la famille qui détermine comment interpréter et valider la valeur transportée comme chaîne de texte.</text:span></text:p>
      <text:p text:style-name="P5"><text:span text:style-name="T5">Exemple : boolean en Table A ne signifie pas qu'Arduino utilise bool. Cela signifie que la valeur dans le VPIV sera « 1 » ou « 0 », et que le code Arduino la convertira via strcmp(value, "1") == 0. TYPE documente le contrat du protocole, pas l'implémentation interne.</text:span></text:p>
      <text:p text:style-name="Standard"/>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Standard"><text:span text:style-name="T8">Valeur</text:span></text:p>
            </table:table-cell>
            <table:table-cell table:style-name="Tableau4.A1" office:value-type="string">
              <text:p text:style-name="Standard"><text:span text:style-name="T8">Signification</text:span></text:p>
            </table:table-cell>
            <table:table-cell table:style-name="Tableau4.A1" office:value-type="string">
              <text:p text:style-name="Standard"><text:span text:style-name="T8">Représentation dans le VPIV</text:span></text:p>
            </table:table-cell>
          </table:table-row>
        </table:table-header-rows>
        <table:table-row table:style-name="Tableau4.1">
          <table:table-cell table:style-name="Tableau4.A2" office:value-type="string">
            <text:p text:style-name="Standard"><text:span text:style-name="T9">boolean</text:span></text:p>
          </table:table-cell>
          <table:table-cell table:style-name="Tableau4.A2" office:value-type="string">
            <text:p text:style-name="Standard"><text:span text:style-name="T9">Vrai ou faux</text:span></text:p>
          </table:table-cell>
          <table:table-cell table:style-name="Tableau4.A2" office:value-type="string">
            <text:p text:style-name="Standard"><text:span text:style-name="T9">"1" ou "0" — jamais true/false</text:span></text:p>
          </table:table-cell>
        </table:table-row>
        <table:table-row table:style-name="Tableau4.1">
          <table:table-cell table:style-name="Tableau4.A3" office:value-type="string">
            <text:p text:style-name="Standard"><text:span text:style-name="T9">number</text:span></text:p>
          </table:table-cell>
          <table:table-cell table:style-name="Tableau4.A3" office:value-type="string">
            <text:p text:style-name="Standard"><text:span text:style-name="T9">Valeur numérique entière</text:span></text:p>
          </table:table-cell>
          <table:table-cell table:style-name="Tableau4.A3" office:value-type="string">
            <text:p text:style-name="Standard"><text:span text:style-name="T9">Entier sans décimale — les flottants sont interdits</text:span></text:p>
          </table:table-cell>
        </table:table-row>
        <table:table-row table:style-name="Tableau4.1">
          <table:table-cell table:style-name="Tableau4.A2" office:value-type="string">
            <text:p text:style-name="Standard"><text:span text:style-name="T9">string</text:span></text:p>
          </table:table-cell>
          <table:table-cell table:style-name="Tableau4.A2" office:value-type="string">
            <text:p text:style-name="Standard"><text:span text:style-name="T9">Chaîne de caractères</text:span></text:p>
          </table:table-cell>
          <table:table-cell table:style-name="Tableau4.A2" office:value-type="string">
            <text:p text:style-name="Standard"><text:span text:style-name="T9">Pattern libre ou structuré (voir FORMAT_VALUE)</text:span></text:p>
          </table:table-cell>
        </table:table-row>
        <table:table-row table:style-name="Tableau4.1">
          <table:table-cell table:style-name="Tableau4.A3" office:value-type="string">
            <text:p text:style-name="Standard"><text:span text:style-name="T9">enum</text:span></text:p>
          </table:table-cell>
          <table:table-cell table:style-name="Tableau4.A3" office:value-type="string">
            <text:p text:style-name="Standard"><text:span text:style-name="T9">Valeur parmi un ensemble fini normalisé</text:span></text:p>
          </table:table-cell>
          <table:table-cell table:style-name="Tableau4.A3" office:value-type="string">
            <text:p text:style-name="Standard"><text:span text:style-name="T9">String parmi la liste définie dans FORMAT_VALUE</text:span></text:p>
          </table:table-cell>
        </table:table-row>
        <table:table-row table:style-name="Tableau4.1">
          <table:table-cell table:style-name="Tableau4.A2" office:value-type="string">
            <text:p text:style-name="Standard"><text:span text:style-name="T9">object</text:span></text:p>
          </table:table-cell>
          <table:table-cell table:style-name="Tableau4.A2" office:value-type="string">
            <text:p text:style-name="Standard"><text:span text:style-name="T9">Structure JSON complexe sérialisée</text:span></text:p>
          </table:table-cell>
          <table:table-cell table:style-name="Tableau4.A2" office:value-type="string">
            <text:p text:style-name="Standard"><text:span text:style-name="T9">JSON inline entre {} dans le VPIV</text:span></text:p>
          </table:table-cell>
        </table:table-row>
      </table:table>
      <text:p text:style-name="Standard"/>
      <text:p text:style-name="P5"><text:span text:style-name="T5">Règles :</text:span></text:p>
      <text:p text:style-name="P6"><text:span text:style-name="T5">• Pas de float dans le VPIV — valeurs décimales encodées en entiers avec multiplicateur (voir CODAGE)</text:span></text:p>
      <text:p text:style-name="P6"><text:soft-page-break/><text:span text:style-name="T5">• TYPE=object uniquement pour la configuration. Jamais pour les flux temps réel</text:span></text:p>
      <text:p text:style-name="P6"><text:span text:style-name="T5">• TYPE=enum ne précise pas les valeurs dans ce champ — elles sont dans FORMAT_VALUE</text:span></text:p>
      <text:p text:style-name="P6"><text:span text:style-name="T5">• Pour TYPE=object, le champ COMPLEXE documente la structure interne</text:span></text:p>
      <text:p text:style-name="Standard"/>
      <text:h text:style-name="P8" text:outline-level="2"><text:span text:style-name="T11">3.6 <text:s/>FORMAT_VALUE</text:span></text:h>
      <text:p text:style-name="P5"><text:span text:style-name="T7">Ancien(s) nom(s) : </text:span><text:span text:style-name="T5">format, valeurs_acceptées, Abrev-indices</text:span></text:p>
      <text:p text:style-name="P5"><text:span text:style-name="T12">Question : </text:span><text:span text:style-name="T13">Quelles sont exactement les valeurs légales et leur format dans le VPIV ?</text:span></text:p>
      <text:p text:style-name="Standard"/>
      <text:p text:style-name="P5"><text:span text:style-name="T5">FORMAT_VALUE est le contrat de validation de la valeur — il précise ce qui est accepté dans le champ VAL du VPIV. C'est le champ le plus concret pour l'implémentation.</text:span></text:p>
      <text:p text:style-name="P5"><text:span text:style-name="T5">Depuis la v2.0, FORMAT_VALUE est recentré sur les valeurs et leur format. L'unité et le multiplicateur sont dans CODAGE. FORMAT_VALUE ne contient plus que les valeurs acceptées, la plage numérique, et le format de pattern.</text:span></text:p>
      <text:p text:style-name="Standard"/>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Standard"><text:span text:style-name="T8">TYPE</text:span></text:p>
            </table:table-cell>
            <table:table-cell table:style-name="Tableau5.A1" office:value-type="string">
              <text:p text:style-name="Standard"><text:span text:style-name="T8">Contenu de FORMAT_VALUE</text:span></text:p>
            </table:table-cell>
            <table:table-cell table:style-name="Tableau5.A1" office:value-type="string">
              <text:p text:style-name="Standard"><text:span text:style-name="T8">Exemples</text:span></text:p>
            </table:table-cell>
          </table:table-row>
        </table:table-header-rows>
        <table:table-row table:style-name="Tableau5.1">
          <table:table-cell table:style-name="Tableau5.A2" office:value-type="string">
            <text:p text:style-name="Standard"><text:span text:style-name="T9">boolean</text:span></text:p>
          </table:table-cell>
          <table:table-cell table:style-name="Tableau5.A2" office:value-type="string">
            <text:p text:style-name="Standard"><text:span text:style-name="T9">0|1 — toujours ces deux valeurs exactes</text:span></text:p>
          </table:table-cell>
          <table:table-cell table:style-name="Tableau5.A2" office:value-type="string">
            <text:p text:style-name="Standard"><text:span text:style-name="T9">0|1</text:span></text:p>
          </table:table-cell>
        </table:table-row>
        <table:table-row table:style-name="Tableau5.1">
          <table:table-cell table:style-name="Tableau5.A3" office:value-type="string">
            <text:p text:style-name="Standard"><text:span text:style-name="T9">number</text:span></text:p>
          </table:table-cell>
          <table:table-cell table:style-name="Tableau5.A3" office:value-type="string">
            <text:p text:style-name="Standard"><text:span text:style-name="T9">Plage : min–max ou &gt; 0 ou 0–255</text:span></text:p>
          </table:table-cell>
          <table:table-cell table:style-name="Tableau5.A3" office:value-type="string">
            <text:p text:style-name="Standard"><text:span text:style-name="T9">0–3600, &gt; 0, 0–255</text:span></text:p>
          </table:table-cell>
        </table:table-row>
        <table:table-row table:style-name="Tableau5.1">
          <table:table-cell table:style-name="Tableau5.A2" office:value-type="string">
            <text:p text:style-name="Standard"><text:span text:style-name="T9">enum</text:span></text:p>
          </table:table-cell>
          <table:table-cell table:style-name="Tableau5.A2" office:value-type="string">
            <text:p text:style-name="Standard"><text:span text:style-name="T9">Liste exhaustive séparée par |</text:span></text:p>
          </table:table-cell>
          <table:table-cell table:style-name="Tableau5.A2" office:value-type="string">
            <text:p text:style-name="Standard"><text:span text:style-name="T9">OFF|DATACont|DATAMoy|ALERTE</text:span></text:p>
          </table:table-cell>
        </table:table-row>
        <table:table-row table:style-name="Tableau5.1">
          <table:table-cell table:style-name="Tableau5.A3" office:value-type="string">
            <text:p text:style-name="Standard"><text:span text:style-name="T9">string</text:span></text:p>
          </table:table-cell>
          <table:table-cell table:style-name="Tableau5.A3" office:value-type="string">
            <text:p text:style-name="Standard"><text:span text:style-name="T9">Description du pattern attendu</text:span></text:p>
          </table:table-cell>
          <table:table-cell table:style-name="Tableau5.A3" office:value-type="string">
            <text:p text:style-name="Standard"><text:span text:style-name="T9">"R,G,B", "v,omega,a", "x,y,z"</text:span></text:p>
          </table:table-cell>
        </table:table-row>
        <table:table-row table:style-name="Tableau5.1">
          <table:table-cell table:style-name="Tableau5.A2" office:value-type="string">
            <text:p text:style-name="Standard"><text:span text:style-name="T9">object</text:span></text:p>
          </table:table-cell>
          <table:table-cell table:style-name="Tableau5.A2" office:value-type="string">
            <text:p text:style-name="Standard"><text:span text:style-name="T9">Description des champs principaux (résumé)</text:span></text:p>
          </table:table-cell>
          <table:table-cell table:style-name="Tableau5.A2" office:value-type="string">
            <text:p text:style-name="Standard"><text:span text:style-name="T9">voir COMPLEXE pour le détail</text:span></text:p>
          </table:table-cell>
        </table:table-row>
      </table:table>
      <text:p text:style-name="Standard"/>
      <text:p text:style-name="P5"><text:span text:style-name="T5">Règles :</text:span></text:p>
      <text:p text:style-name="P6"><text:span text:style-name="T5">• Pour enum : la liste doit être exhaustive — une valeur absente est invalide</text:span></text:p>
      <text:p text:style-name="P6"><text:span text:style-name="T5">• Pour number : préciser la plage même si large — 0–65535 est plus utile que juste number</text:span></text:p>
      <text:p text:style-name="P6"><text:span text:style-name="T5">• Ne pas inclure l'unité dans FORMAT_VALUE — elle appartient à CODAGE</text:span></text:p>
      <text:p text:style-name="P6"><text:span text:style-name="T5">• Ne pas inclure le multiplicateur dans FORMAT_VALUE — il appartient à CODAGE</text:span></text:p>
      <text:p text:style-name="Standard"/>
      <text:p text:style-name="Standard"/>
      <text:h text:style-name="P10" text:outline-level="2"><text:span text:style-name="T11">3.7 <text:s/>CODAGE</text:span></text:h>
      <text:p text:style-name="P5"><text:span text:style-name="T7">Ancien(s) nom(s) : </text:span><text:span text:style-name="T5">(champ nouveau en v2.0)</text:span></text:p>
      <text:p text:style-name="P5"><text:span text:style-name="T12">Question : </text:span><text:span text:style-name="T13">Comment interpréter la valeur brute du VPIV — quelle unité et quel multiplicateur ?</text:span></text:p>
      <text:p text:style-name="Standard"/>
      <text:p text:style-name="P5"><text:span text:style-name="T5">CODAGE documente la transformation entre la valeur brute du VPIV et la grandeur physique réelle. Ce champ répond à deux questions fréquentes lors de l'implémentation : « En quelle unité est cette valeur ? » et « Dois-je diviser par 10 pour retrouver la valeur réelle ? »</text:span></text:p>
      <text:p text:style-name="P5"><text:span text:style-name="T7">Règle d'or du projet : </text:span><text:span text:style-name="T5">la Table A interdit les valeurs décimales dans le VPIV. Les flottants sont encodés en entiers avec un facteur multiplicateur. CODAGE documente ce facteur de façon normative — aucun multiplicateur ne doit être implicite.</text:span></text:p>
      <text:p text:style-name="Standard"/>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Standard"><text:span text:style-name="T8">Contenu</text:span></text:p>
            </table:table-cell>
            <table:table-cell table:style-name="Tableau6.A1" office:value-type="string">
              <text:p text:style-name="Standard"><text:span text:style-name="T8">Signification</text:span></text:p>
            </table:table-cell>
            <table:table-cell table:style-name="Tableau6.A1" office:value-type="string">
              <text:p text:style-name="Standard"><text:span text:style-name="T8">Exemple</text:span></text:p>
            </table:table-cell>
          </table:table-row>
        </table:table-header-rows>
        <table:table-row table:style-name="Tableau6.1">
          <table:table-cell table:style-name="Tableau6.A2" office:value-type="string">
            <text:p text:style-name="Standard"><text:span text:style-name="T9">_</text:span></text:p>
          </table:table-cell>
          <table:table-cell table:style-name="Tableau6.A2" office:value-type="string">
            <text:p text:style-name="Standard"><text:span text:style-name="T9">Valeur brute sans transformation — pas d'unité</text:span></text:p>
          </table:table-cell>
          <table:table-cell table:style-name="Tableau6.A2" office:value-type="string">
            <text:p text:style-name="Standard"><text:span text:style-name="T9">boolean, enum</text:span></text:p>
          </table:table-cell>
        </table:table-row>
        <table:table-row table:style-name="Tableau6.1">
          <table:table-cell table:style-name="Tableau6.A3" office:value-type="string">
            <text:p text:style-name="Standard"><text:span text:style-name="T9">unité</text:span></text:p>
          </table:table-cell>
          <table:table-cell table:style-name="Tableau6.A3" office:value-type="string">
            <text:p text:style-name="Standard"><text:span text:style-name="T9">Unité physique sans multiplicateur</text:span></text:p>
          </table:table-cell>
          <table:table-cell table:style-name="Tableau6.A3" office:value-type="string">
            <text:p text:style-name="Standard"><text:span text:style-name="T9">Hz, ms, %, °C</text:span></text:p>
          </table:table-cell>
        </table:table-row>
        <table:table-row table:style-name="Tableau6.1">
          <table:table-cell table:style-name="Tableau6.A2" office:value-type="string">
            <text:p text:style-name="Standard"><text:span text:style-name="T9">unité × N</text:span></text:p>
          </table:table-cell>
          <table:table-cell table:style-name="Tableau6.A2" office:value-type="string">
            <text:p text:style-name="Standard"><text:span text:style-name="T9">Valeur VPIV = grandeur réelle × N</text:span></text:p>
          </table:table-cell>
          <table:table-cell table:style-name="Tableau6.A2" office:value-type="string">
            <text:p text:style-name="Standard"><text:span text:style-name="T9">deg × 10, rad/s × 100</text:span></text:p>
          </table:table-cell>
        </table:table-row>
        <table:table-row table:style-name="Tableau6.1">
          <table:table-cell table:style-name="Tableau6.A3" office:value-type="string">
            <text:p text:style-name="Standard"><text:span text:style-name="T9">voir COMPLEXE</text:span></text:p>
          </table:table-cell>
          <table:table-cell table:style-name="Tableau6.A3" office:value-type="string">
            <text:p text:style-name="Standard"><text:span text:style-name="T9">Pour TYPE=object, détail dans COMPLEXE</text:span></text:p>
          </table:table-cell>
          <table:table-cell table:style-name="Tableau6.A3" office:value-type="string">
            <text:p text:style-name="Standard"><text:span text:style-name="T9">—</text:span></text:p>
          </table:table-cell>
        </table:table-row>
      </table:table>
      <text:p text:style-name="Standard"/>
      <text:p text:style-name="P5"><text:span text:style-name="T5">Règles :</text:span></text:p>
      <text:p text:style-name="P6"><text:span text:style-name="T5">• Toujours renseigner _ explicitement quand il n'y a pas de transformation — ne pas laisser vide</text:span></text:p>
      <text:p text:style-name="P6"><text:span text:style-name="T5">• Le multiplicateur est toujours une puissance de 10 dans ce projet (×10, ×100, ×1000)</text:span></text:p>
      <text:p text:style-name="P6"><text:span text:style-name="T5">• La valeur dans CODAGE est la source de vérité pour les conversions dans le code</text:span></text:p>
      <text:p text:style-name="Standard"/>
      <text:h text:style-name="P8" text:outline-level="2"><text:span text:style-name="T11">3.8 <text:s/>DIRECTION</text:span></text:h>
      <text:p text:style-name="P5"><text:span text:style-name="T7">Ancien(s) nom(s) : </text:span><text:span text:style-name="T5">sens, SENS, flux</text:span></text:p>
      <text:p text:style-name="P5"><text:span text:style-name="T12">Question : </text:span><text:span text:style-name="T13">Dans quel sens circule ce message VPIV ?</text:span></text:p>
      <text:p text:style-name="Standard"/>
      <text:p text:style-name="P5"><text:span text:style-name="T5">DIRECTION décrit le trajet complet du message — de qui l'émet à qui le reçoit. C'est une information de routage qui permet de comprendre l'architecture d'échange sans tracer le code.</text:span></text:p>
      <text:p text:style-name="Standard"/>
      <table:table table:name="Tableau7" table:style-name="Tableau7">
        <table:table-column table:style-name="Tableau7.A"/>
        <table:table-column table:style-name="Tableau7.B"/>
        <table:table-header-rows>
          <table:table-row table:style-name="Tableau7.1">
            <table:table-cell table:style-name="Tableau7.A1" office:value-type="string">
              <text:p text:style-name="Standard"><text:span text:style-name="T8">Valeur</text:span></text:p>
            </table:table-cell>
            <table:table-cell table:style-name="Tableau7.A1" office:value-type="string">
              <text:p text:style-name="Standard"><text:span text:style-name="T8">Signification</text:span></text:p>
            </table:table-cell>
          </table:table-row>
        </table:table-header-rows>
        <table:table-row table:style-name="Tableau7.1">
          <table:table-cell table:style-name="Tableau7.A2" office:value-type="string">
            <text:p text:style-name="Standard"><text:span text:style-name="T9">SP→SE</text:span></text:p>
          </table:table-cell>
          <table:table-cell table:style-name="Tableau7.A2" office:value-type="string">
            <text:p text:style-name="Standard"><text:span text:style-name="T9">De SP vers SE</text:span></text:p>
          </table:table-cell>
        </table:table-row>
        <table:table-row table:style-name="Tableau7.1">
          <table:table-cell table:style-name="Tableau7.A3" office:value-type="string">
            <text:p text:style-name="Standard"><text:span text:style-name="T9">SE→SP</text:span></text:p>
          </table:table-cell>
          <table:table-cell table:style-name="Tableau7.A3" office:value-type="string">
            <text:p text:style-name="Standard"><text:span text:style-name="T9">De SE vers SP</text:span></text:p>
          </table:table-cell>
        </table:table-row>
        <table:table-row table:style-name="Tableau7.1">
          <table:table-cell table:style-name="Tableau7.A2" office:value-type="string">
            <text:p text:style-name="Standard"><text:span text:style-name="T9">SP→A</text:span></text:p>
          </table:table-cell>
          <table:table-cell table:style-name="Tableau7.A2" office:value-type="string">
            <text:p text:style-name="Standard"><text:span text:style-name="T9">De SP vers Arduino (via SE et bridge)</text:span></text:p>
          </table:table-cell>
        </table:table-row>
        <table:table-row table:style-name="Tableau7.1">
          <table:table-cell table:style-name="Tableau7.A3" office:value-type="string">
            <text:p text:style-name="Standard"><text:span text:style-name="T9">A→SP</text:span></text:p>
          </table:table-cell>
          <table:table-cell table:style-name="Tableau7.A3" office:value-type="string">
            <text:p text:style-name="Standard"><text:span text:style-name="T9">D'Arduino vers SP (via bridge et SE)</text:span></text:p>
          </table:table-cell>
        </table:table-row>
        <table:table-row table:style-name="Tableau7.1">
          <table:table-cell table:style-name="Tableau7.A2" office:value-type="string">
            <text:p text:style-name="Standard"><text:span text:style-name="T9">SE↔SP</text:span></text:p>
          </table:table-cell>
          <table:table-cell table:style-name="Tableau7.A2" office:value-type="string">
            <text:p text:style-name="Standard"><text:span text:style-name="T9">Dans les deux sens (propriété bidirectionnelle)</text:span></text:p>
          </table:table-cell>
        </table:table-row>
        <table:table-row table:style-name="Tableau7.1">
          <table:table-cell table:style-name="Tableau7.A3" office:value-type="string">
            <text:p text:style-name="Standard"><text:span text:style-name="T9">SP→SE→A</text:span></text:p>
          </table:table-cell>
          <table:table-cell table:style-name="Tableau7.A3" office:value-type="string">
            <text:p text:style-name="Standard"><text:span text:style-name="T9">De SP vers Arduino, transité par SE</text:span></text:p>
          </table:table-cell>
        </table:table-row>
        <table:table-row table:style-name="Tableau7.1">
          <table:table-cell table:style-name="Tableau7.A2" office:value-type="string">
            <text:p text:style-name="Standard"><text:span text:style-name="T9">A→SE→SP</text:span></text:p>
          </table:table-cell>
          <table:table-cell table:style-name="Tableau7.A2" office:value-type="string">
            <text:p text:style-name="Standard"><text:span text:style-name="T9">D'Arduino vers SP, transité par SE</text:span></text:p>
          </table:table-cell>
        </table:table-row>
      </table:table>
      <text:p text:style-name="Standard"/>
      <text:p text:style-name="P5"><text:span text:style-name="T5">Règles :</text:span></text:p>
      <text:p text:style-name="P6"><text:span text:style-name="T5">• SP→SE→A signifie que SE </text:span>est le point de contrôle intermédiaire — il vérifie la conformité aux variables de contexte (CfgS, Urg...) avant de router </text:p>
      <text:p text:style-name="P6"><text:span text:style-name="T5">• Une propriété bidirectionnelle SE↔SP donne généralement deux lignes dans la table</text:span></text:p>
      <text:p text:style-name="P6"><text:span text:style-name="T5">• Arduino ne communique jamais directement avec SP sans passer par SE et le bridge MQTT</text:span></text:p>
      <text:p text:style-name="Standard"/>
      <text:h text:style-name="P8" text:outline-level="2"><text:soft-page-break/><text:span text:style-name="T11">3.9 <text:s/>INSTANCE</text:span></text:h>
      <text:p text:style-name="P5"><text:span text:style-name="T7">Ancien(s) nom(s) : </text:span><text:span text:style-name="T5">— (stable)</text:span></text:p>
      <text:p text:style-name="P5"><text:span text:style-name="T12">Question : </text:span><text:span text:style-name="T13">Quelles instances de cette variable cette propriété peut-elle cibler ?</text:span></text:p>
      <text:p text:style-name="Standard"/>
      <text:p text:style-name="P5"><text:span text:style-name="T5">Certaines variables ont plusieurs instances — par exemple CamSE a rear et front. INSTANCE documente quelles valeurs d'instance sont valides pour cette propriété, et si elle accepte l'instance universelle *.</text:span></text:p>
      <text:p text:style-name="Standard"/>
      <table:table table:name="Tableau8" table:style-name="Tableau8">
        <table:table-column table:style-name="Tableau8.A"/>
        <table:table-column table:style-name="Tableau8.B"/>
        <table:table-header-rows>
          <table:table-row table:style-name="Tableau8.1">
            <table:table-cell table:style-name="Tableau8.A1" office:value-type="string">
              <text:p text:style-name="Standard"><text:span text:style-name="T8">Valeur</text:span></text:p>
            </table:table-cell>
            <table:table-cell table:style-name="Tableau8.A1" office:value-type="string">
              <text:p text:style-name="Standard"><text:span text:style-name="T8">Signification</text:span></text:p>
            </table:table-cell>
          </table:table-row>
        </table:table-header-rows>
        <table:table-row table:style-name="Tableau8.1">
          <table:table-cell table:style-name="Tableau8.A2" office:value-type="string">
            <text:p text:style-name="Standard"><text:span text:style-name="T9">*</text:span></text:p>
          </table:table-cell>
          <table:table-cell table:style-name="Tableau8.A2" office:value-type="string">
            <text:p text:style-name="Standard"><text:span text:style-name="T9">Instance unique ou toutes les instances</text:span></text:p>
          </table:table-cell>
        </table:table-row>
        <table:table-row table:style-name="Tableau8.1">
          <table:table-cell table:style-name="Tableau8.A3" office:value-type="string">
            <text:p text:style-name="Standard"><text:span text:style-name="T9">liste</text:span></text:p>
          </table:table-cell>
          <table:table-cell table:style-name="Tableau8.A3" office:value-type="string">
            <text:p text:style-name="Standard"><text:span text:style-name="T9">Instances nommées : rear|front, TGD|THB|BASE</text:span></text:p>
          </table:table-cell>
        </table:table-row>
        <table:table-row table:style-name="Tableau8.1">
          <table:table-cell table:style-name="Tableau8.A2" office:value-type="string">
            <text:p text:style-name="Standard"><text:span text:style-name="T9">*|liste</text:span></text:p>
          </table:table-cell>
          <table:table-cell table:style-name="Tableau8.A2" office:value-type="string">
            <text:p text:style-name="Standard"><text:span text:style-name="T9">Propriété acceptant à la fois * et les instances nommées</text:span></text:p>
          </table:table-cell>
        </table:table-row>
        <table:table-row table:style-name="Tableau8.1">
          <table:table-cell table:style-name="Tableau8.A3" office:value-type="string">
            <text:p text:style-name="Standard"><text:span text:style-name="T9">index</text:span></text:p>
          </table:table-cell>
          <table:table-cell table:style-name="Tableau8.A3" office:value-type="string">
            <text:p text:style-name="Standard"><text:span text:style-name="T9">Instances numériques : 0–8 pour US (9 capteurs)</text:span></text:p>
          </table:table-cell>
        </table:table-row>
      </table:table>
      <text:p text:style-name="Standard"/>
      <text:p text:style-name="P5"><text:span text:style-name="T5">Règles :</text:span></text:p>
      <text:p text:style-name="P6"><text:span text:style-name="T5">• Si le module est mono-instance, INSTANCE = * systématiquement</text:span></text:p>
      <text:p text:style-name="P6"><text:span text:style-name="T5">• * dans le VPIV signifie selon le contexte « toutes les instances » (consigne) ou « instance unique »</text:span></text:p>
      <text:p text:style-name="P6"><text:span text:style-name="T5">• Le dispatcher Arduino vérifie l'instance avec instIsAll() de vpiv_utils.h</text:span></text:p>
      <text:p text:style-name="Standard"/>
      <text:h text:style-name="P8" text:outline-level="2"><text:span text:style-name="T11">3.10 <text:s/>COMPLEXE</text:span></text:h>
      <text:p text:style-name="P5"><text:span text:style-name="T7">Ancien(s) nom(s) : </text:span><text:span text:style-name="T5">— (stable)</text:span></text:p>
      <text:p text:style-name="P5"><text:span text:style-name="T12">Question : </text:span><text:span text:style-name="T13">Pour TYPE=object, quelle est la structure interne de l'objet JSON transporté ?</text:span></text:p>
      <text:p text:style-name="Standard"/>
      <text:p text:style-name="P5"><text:span text:style-name="T5">Pour les propriétés de TYPE=object, la valeur dans le VPIV est un bloc JSON sérialisé. COMPLEXE documente la structure interne de cet objet : quels sous-champs existent, leur type, leur unité, leur plage.</text:span></text:p>
      <text:p text:style-name="P5"><text:span text:style-name="T5">Sans COMPLEXE, une propriété object est une boîte noire dans la table. COMPLEXE la rend transparente et maintenable.</text:span></text:p>
      <text:p text:style-name="Standard"/>
      <text:p text:style-name="P5"><text:span text:style-name="T5">Format attendu — exemple pour Gyro.paraM :</text:span></text:p>
      <text:p text:style-name="P9"><text:span text:style-name="T14">freqCont <text:s text:c="5"/>: number, &gt; 0, Hz</text:span></text:p>
      <text:p text:style-name="P9"><text:span text:style-name="T14">freqMoy <text:s text:c="6"/>: number, &gt; 0, Hz</text:span></text:p>
      <text:p text:style-name="P9"><text:span text:style-name="T14">nbValPourMoy <text:s/>: number, &gt; 0, _</text:span></text:p>
      <text:p text:style-name="P9"><text:span text:style-name="T14">seuilMesure <text:s text:c="2"/>: object {x,y,z : number, &gt;= 0, rad/s × 100}</text:span></text:p>
      <text:p text:style-name="P9"><text:span text:style-name="T14">seuilAlerte <text:s text:c="2"/>: object {x,y <text:s text:c="2"/>: number, &gt; 0, <text:s/>rad/s × 100}</text:span></text:p>
      <text:p text:style-name="P9"><text:span text:style-name="T14">angleVSEBase <text:s/>: number, 0–3600, deg × 10</text:span></text:p>
      <text:p text:style-name="Standard"/>
      <text:p text:style-name="P5"><text:span text:style-name="T5">Règles :</text:span></text:p>
      <text:p text:style-name="P6"><text:span text:style-name="T5">• Obligatoire dès que TYPE=object</text:span></text:p>
      <text:p text:style-name="P6"><text:span text:style-name="T5">• Chaque sous-champ doit avoir : nom, TYPE, plage ou valeurs valides</text:span></text:p>
      <text:p text:style-name="P6"><text:span text:style-name="T5">• Les unités et multiplicateurs des sous-champs sont documentés ici (CODAGE peut renvoyer à COMPLEXE)</text:span></text:p>
      <text:p text:style-name="P6"><text:span text:style-name="T5">• Un sous-objet imbriqué est documenté avec indentation</text:span></text:p>
      <text:p text:style-name="Standard"/>
      <text:p text:style-name="Standard"/>
      <text:h text:style-name="P10" text:outline-level="2"><text:span text:style-name="T11">3.11 <text:s/>CYCLE</text:span></text:h>
      <text:p text:style-name="P5"><text:span text:style-name="T7">Ancien(s) nom(s) : </text:span><text:span text:style-name="T5">INITIAL, init, initialisation</text:span></text:p>
      <text:p text:style-name="P5"><text:span text:style-name="T12">Question : </text:span><text:span text:style-name="T13">Quand cette valeur est-elle mise en place, et peut-elle évoluer au runtime ?</text:span></text:p>
      <text:p text:style-name="Standard"/>
      <text:p text:style-name="P5"><text:span text:style-name="T5">CYCLE documente le cycle de vie de la valeur — quand elle est initialement posée, et si elle peut changer pendant l'exécution.</text:span></text:p>
      <text:p text:style-name="Standard"/>
      <table:table table:name="Tableau9" table:style-name="Tableau9">
        <table:table-column table:style-name="Tableau9.A"/>
        <table:table-column table:style-name="Tableau9.B"/>
        <table:table-header-rows>
          <table:table-row table:style-name="Tableau9.1">
            <table:table-cell table:style-name="Tableau9.A1" office:value-type="string">
              <text:p text:style-name="Standard"><text:span text:style-name="T8">Valeur</text:span></text:p>
            </table:table-cell>
            <table:table-cell table:style-name="Tableau9.A1" office:value-type="string">
              <text:p text:style-name="Standard"><text:span text:style-name="T8">Signification</text:span></text:p>
            </table:table-cell>
          </table:table-row>
        </table:table-header-rows>
        <table:table-row table:style-name="Tableau9.1">
          <table:table-cell table:style-name="Tableau9.A2" office:value-type="string">
            <text:p text:style-name="Standard"><text:span text:style-name="T9">Ini</text:span></text:p>
          </table:table-cell>
          <table:table-cell table:style-name="Tableau9.A2" office:value-type="string">
            <text:p text:style-name="Standard"><text:span text:style-name="T9">Initialisée par SP au démarrage (depuis courant_init.json). Peut évoluer ensuite via commande V</text:span></text:p>
          </table:table-cell>
        </table:table-row>
        <table:table-row table:style-name="Tableau9.1">
          <table:table-cell table:style-name="Tableau9.A3" office:value-type="string">
            <text:p text:style-name="Standard"><text:span text:style-name="T9">Dyn</text:span></text:p>
          </table:table-cell>
          <table:table-cell table:style-name="Tableau9.A3" office:value-type="string">
            <text:p text:style-name="Standard"><text:span text:style-name="T9">Produite uniquement en fonctionnement, pas d'initialisation au démarrage</text:span></text:p>
          </table:table-cell>
        </table:table-row>
        <table:table-row table:style-name="Tableau9.1">
          <table:table-cell table:style-name="Tableau9.A2" office:value-type="string">
            <text:p text:style-name="Standard"><text:span text:style-name="T9">Cste</text:span></text:p>
          </table:table-cell>
          <table:table-cell table:style-name="Tableau9.A2" office:value-type="string">
            <text:p text:style-name="Standard"><text:span text:style-name="T9">Constante en exécution — modifiable uniquement hors run (flash, calibration usine). Ex : entraxe roues, brochage</text:span></text:p>
          </table:table-cell>
        </table:table-row>
      </table:table>
      <text:p text:style-name="Standard"/>
      <text:p text:style-name="P5"><text:span text:style-name="T5">Règles :</text:span></text:p>
      <text:p text:style-name="P6"><text:span text:style-name="T5">• Cste est réservé aux valeurs qui ne changent pas sans intervention physique ou reflash</text:span></text:p>
      <text:p text:style-name="P6"><text:span text:style-name="T5">• Ini implique qu'il existe une valeur par défaut dans le firmware écrasée par SP au démarrage</text:span></text:p>
      <text:p text:style-name="P6"><text:span text:style-name="T5">• Dyn s'applique typiquement aux valeurs calculées ou mesurées (position, cap, température...)</text:span></text:p>
      <text:p text:style-name="P6"><text:span text:style-name="T5">• Une valeur Cste n'a généralement pas de ligne CAT=V — on ne l'envoie pas au runtime</text:span></text:p>
      <text:p text:style-name="Standard"/>
      <text:h text:style-name="P8" text:outline-level="2"><text:span text:style-name="T11">3.12 <text:s/>NATURE</text:span></text:h>
      <text:p text:style-name="P5"><text:span text:style-name="T7">Ancien(s) nom(s) : </text:span><text:span text:style-name="T5">STATUT, statut_propriété</text:span></text:p>
      <text:p text:style-name="P5"><text:span text:style-name="T12">Question : </text:span><text:span text:style-name="T13">Quel est le rôle sémantique de ce message dans le système ?</text:span></text:p>
      <text:p text:style-name="Standard"/>
      <text:p text:style-name="P5"><text:span text:style-name="T5">NATURE décrit ce que le message fait dans la logique du système — indépendamment de sa catégorie protocolaire. Alors que CAT dit comment le message est traité au niveau du protocole, NATURE dit pourquoi ce message existe.</text:span></text:p>
      <text:p text:style-name="P5"><text:span text:style-name="T7">Important (v2.0) : </text:span><text:span text:style-name="T5">NATURE remplace également la convention des parenthèses dans PROP. Une propriété notée PROP=(reset) devient PROP=reset + NATURE=Event.</text:span></text:p>
      <text:p text:style-name="Standard"/>
      <table:table table:name="Tableau10" table:style-name="Tableau10">
        <table:table-column table:style-name="Tableau10.A"/>
        <table:table-column table:style-name="Tableau10.B"/>
        <table:table-column table:style-name="Tableau10.C"/>
        <table:table-header-rows>
          <table:table-row table:style-name="Tableau10.1">
            <table:table-cell table:style-name="Tableau10.A1" office:value-type="string">
              <text:p text:style-name="Standard"><text:span text:style-name="T8">Valeur</text:span></text:p>
            </table:table-cell>
            <table:table-cell table:style-name="Tableau10.A1" office:value-type="string">
              <text:p text:style-name="Standard"><text:span text:style-name="T8">Signification</text:span></text:p>
            </table:table-cell>
            <table:table-cell table:style-name="Tableau10.A1" office:value-type="string">
              <text:p text:style-name="Standard"><text:span text:style-name="T8">CAT typique</text:span></text:p>
            </table:table-cell>
          </table:table-row>
        </table:table-header-rows>
        <table:table-row table:style-name="Tableau10.1">
          <table:table-cell table:style-name="Tableau10.A2" office:value-type="string">
            <text:p text:style-name="Standard"><text:span text:style-name="T9">Config</text:span></text:p>
          </table:table-cell>
          <table:table-cell table:style-name="Tableau10.A2" office:value-type="string">
            <text:p text:style-name="Standard"><text:span text:style-name="T9">Paramètre de configuration pilotable, valeur durable</text:span></text:p>
          </table:table-cell>
          <table:table-cell table:style-name="Tableau10.A2" office:value-type="string">
            <text:p text:style-name="Standard"><text:span text:style-name="T9">V</text:span></text:p>
          </table:table-cell>
        </table:table-row>
        <table:table-row table:style-name="Tableau10.1">
          <table:table-cell table:style-name="Tableau10.A3" office:value-type="string">
            <text:p text:style-name="Standard"><text:span text:style-name="T9">ACK</text:span></text:p>
          </table:table-cell>
          <table:table-cell table:style-name="Tableau10.A3" office:value-type="string">
            <text:p text:style-name="Standard"><text:span text:style-name="T9">Confirmation miroir d'une commande V reçue — même VAR/PROP, sens inverse</text:span></text:p>
          </table:table-cell>
          <table:table-cell table:style-name="Tableau10.A3" office:value-type="string">
            <text:p text:style-name="Standard"><text:span text:style-name="T9">I</text:span></text:p>
          </table:table-cell>
        </table:table-row>
        <table:table-row table:style-name="Tableau10.1">
          <table:table-cell table:style-name="Tableau10.A2" office:value-type="string">
            <text:p text:style-name="Standard"><text:span text:style-name="T9">Etat</text:span></text:p>
          </table:table-cell>
          <table:table-cell table:style-name="Tableau10.A2" office:value-type="string">
            <text:p text:style-name="Standard"><text:span text:style-name="T9">Retour terrain — état réel mesuré ou calculé, non directement pilotable</text:span></text:p>
          </table:table-cell>
          <table:table-cell table:style-name="Tableau10.A2" office:value-type="string">
            <text:p text:style-name="Standard"><text:span text:style-name="T9">I ou F</text:span></text:p>
          </table:table-cell>
        </table:table-row>
        <table:table-row table:style-name="Tableau10.1">
          <table:table-cell table:style-name="Tableau10.A3" office:value-type="string">
            <text:p text:style-name="Standard"><text:span text:style-name="T9">Intent</text:span></text:p>
          </table:table-cell>
          <table:table-cell table:style-name="Tableau10.A3" office:value-type="string">
            <text:p text:style-name="Standard"><text:span text:style-name="T9">Retour de validation d'un intent STT par SP</text:span></text:p>
          </table:table-cell>
          <table:table-cell table:style-name="Tableau10.A3" office:value-type="string">
            <text:p text:style-name="Standard"><text:span text:style-name="T9">I</text:span></text:p>
          </table:table-cell>
        </table:table-row>
        <table:table-row table:style-name="Tableau10.1">
          <table:table-cell table:style-name="Tableau10.A2" office:value-type="string">
            <text:p text:style-name="Standard"><text:span text:style-name="T9">Event</text:span></text:p>
          </table:table-cell>
          <table:table-cell table:style-name="Tableau10.A2" office:value-type="string">
            <text:p text:style-name="Standard"><text:span text:style-name="T9">Commande ponctuelle — effet immédiat unique, pas d'état persistant</text:span></text:p>
          </table:table-cell>
          <table:table-cell table:style-name="Tableau10.A2" office:value-type="string">
            <text:p text:style-name="Standard"><text:span text:style-name="T9">V</text:span></text:p>
          </table:table-cell>
        </table:table-row>
        <table:table-row table:style-name="Tableau10.1">
          <table:table-cell table:style-name="Tableau10.A3" office:value-type="string">
            <text:p text:style-name="Standard"><text:span text:style-name="T9">_</text:span></text:p>
          </table:table-cell>
          <table:table-cell table:style-name="Tableau10.A3" office:value-type="string">
            <text:p text:style-name="Standard"><text:span text:style-name="T9">Pas de qualification sémantique particulière</text:span></text:p>
          </table:table-cell>
          <table:table-cell table:style-name="Tableau10.A3" office:value-type="string">
            <text:p text:style-name="Standard"><text:span text:style-name="T9">I</text:span></text:p>
          </table:table-cell>
        </table:table-row>
      </table:table>
      <text:p text:style-name="Standard"/>
      <text:p text:style-name="P5"><text:span text:style-name="T5">Règles :</text:span></text:p>
      <text:p text:style-name="P6"><text:span text:style-name="T5">• NATURE=Event remplace les parenthèses dans PROP — les parenthèses ne doivent plus apparaître</text:span></text:p>
      <text:p text:style-name="P6"><text:span text:style-name="T5">• NATURE=ACK implique une ligne miroir dans la table pour chaque CAT=V avec retour attendu</text:span></text:p>
      <text:p text:style-name="P6"><text:span text:style-name="T5">• NATURE=Etat s'applique aux propriétés décrivant un état réel — non commandables directement</text:span></text:p>
      <text:p text:style-name="P6"><text:span text:style-name="T5">• Les urgences (CAT=E) ont généralement NATURE=Etat — elles publient un état critique détecté</text:span></text:p>
      <text:p text:style-name="P6"><text:span text:style-name="T5">• _ signifie explicitement « pas de qualification particulière » — ne pas laisser le champ vide</text:span></text:p>
      <text:p text:style-name="Standard"/>
      <text:h text:style-name="P8" text:outline-level="2"><text:soft-page-break/><text:span text:style-name="T11">3.13 <text:s/>INTERFACE</text:span></text:h>
      <text:p text:style-name="P5"><text:span text:style-name="T7">Ancien(s) nom(s) : </text:span><text:span text:style-name="T5">extrait de STATUT=EXPOSEE</text:span></text:p>
      <text:p text:style-name="P5"><text:span text:style-name="T12">Question : </text:span><text:span text:style-name="T13">Cette propriété est-elle visible et pilotable depuis l'interface SP (Node-RED) ?</text:span></text:p>
      <text:p text:style-name="Standard"/>
      <text:p text:style-name="P5"><text:span text:style-name="T5">INTERFACE indique si la propriété doit apparaître dans le tableau de bord Node-RED. C'est une information de conception d'interface, distincte des informations protocolaires.</text:span></text:p>
      <text:p text:style-name="P5"><text:span text:style-name="T5">Ce champ a été extrait de l'ancienne valeur STATUT=EXPOSEE pour deux raisons : NATURE ne devait pas mélanger préoccupations protocolaires et UI ; et une propriété peut être à la fois Config ET exposée dans l'interface.</text:span></text:p>
      <text:p text:style-name="Standard"/>
      <table:table table:name="Tableau11" table:style-name="Tableau11">
        <table:table-column table:style-name="Tableau11.A"/>
        <table:table-column table:style-name="Tableau11.B"/>
        <table:table-header-rows>
          <table:table-row table:style-name="Tableau11.1">
            <table:table-cell table:style-name="Tableau11.A1" office:value-type="string">
              <text:p text:style-name="Standard"><text:span text:style-name="T8">Valeur</text:span></text:p>
            </table:table-cell>
            <table:table-cell table:style-name="Tableau11.A1" office:value-type="string">
              <text:p text:style-name="Standard"><text:span text:style-name="T8">Signification</text:span></text:p>
            </table:table-cell>
          </table:table-row>
        </table:table-header-rows>
        <table:table-row table:style-name="Tableau11.1">
          <table:table-cell table:style-name="Tableau11.A2" office:value-type="string">
            <text:p text:style-name="Standard"><text:span text:style-name="T9">oui</text:span></text:p>
          </table:table-cell>
          <table:table-cell table:style-name="Tableau11.A2" office:value-type="string">
            <text:p text:style-name="Standard"><text:span text:style-name="T9">Propriété visible et/ou pilotable dans l'interface SP</text:span></text:p>
          </table:table-cell>
        </table:table-row>
        <table:table-row table:style-name="Tableau11.1">
          <table:table-cell table:style-name="Tableau11.A3" office:value-type="string">
            <text:p text:style-name="Standard"><text:span text:style-name="T9">_</text:span></text:p>
          </table:table-cell>
          <table:table-cell table:style-name="Tableau11.A3" office:value-type="string">
            <text:p text:style-name="Standard"><text:span text:style-name="T9">Propriété interne — non exposée dans l'interface</text:span></text:p>
          </table:table-cell>
        </table:table-row>
      </table:table>
      <text:p text:style-name="Standard"/>
      <text:p text:style-name="P5"><text:span text:style-name="T5">Règles :</text:span></text:p>
      <text:p text:style-name="P6"><text:span text:style-name="T5">• Une propriété INTERFACE=oui doit avoir une représentation dans les flux Node-RED</text:span></text:p>
      <text:p text:style-name="P6"><text:span text:style-name="T5">• INTERFACE=_ ne signifie pas inaccessible — on peut toujours envoyer la trame manuellement</text:span></text:p>
      <text:p text:style-name="P6"><text:span text:style-name="T5">• NATURE=Etat + INTERFACE=oui → apparaît en lecture seule dans l'interface</text:span></text:p>
      <text:p text:style-name="P6"><text:span text:style-name="T5">• NATURE=Config + INTERFACE=oui → apparaît avec un contrôle d'édition</text:span></text:p>
      <text:p text:style-name="Standard"/>
      <text:p text:style-name="Standard"/>
      <text:h text:style-name="P10" text:outline-level="2"><text:span text:style-name="T11">3.14 <text:s/>VPIV_EX</text:span></text:h>
      <text:p text:style-name="P5"><text:span text:style-name="T7">Ancien(s) nom(s) : </text:span><text:span text:style-name="T5">VPIV-ACTIONS, exemple_vpiv, exemple</text:span></text:p>
      <text:p text:style-name="P5"><text:span text:style-name="T12">Question : </text:span><text:span text:style-name="T13">À quoi ressemble une trame VPIV réelle pour cette propriété ?</text:span></text:p>
      <text:p text:style-name="Standard"/>
      <text:p text:style-name="P5"><text:span text:style-name="T5">VPIV_EX fournit une trame VPIV complète et syntaxiquement correcte illustrant la propriété avec une valeur d'exemple représentative. C'est la passerelle entre la description abstraite de la table et le message concret qui circulera sur le réseau.</text:span></text:p>
      <text:p text:style-name="P5"><text:span text:style-name="T5">VPIV_EX n'est pas redondant avec FORMAT_VALUE et CODAGE — il montre la syntaxe complète du message ($, :, #, accolades pour les objets) qu'on ne peut pas déduire des autres champs. C'est particulièrement critique pour TYPE=object.</text:span></text:p>
      <text:p text:style-name="Standard"/>
      <text:p text:style-name="P5"><text:span text:style-name="T5">Exemples :</text:span></text:p>
      <text:p text:style-name="P9"><text:span text:style-name="T14">$V:Gyro:modeGyro:*:DATACont#</text:span></text:p>
      <text:p text:style-name="P9"><text:span text:style-name="T14">$F:Gyro:dataCont:*:[1200,-450,9800]#</text:span></text:p>
      <text:p text:style-name="P9"><text:span text:style-name="T14">$V:Gyro:paraM:*:{"freqCont":20,"freqMoy":2,"nbValPourMoy":5}#</text:span></text:p>
      <text:p text:style-name="P9"><text:span text:style-name="T14">$I:CamSE:active:rear:On#</text:span></text:p>
      <text:p text:style-name="P9"><text:span text:style-name="T14">$E:Urg:source:SE:URG_LOW_BAT#</text:span></text:p>
      <text:p text:style-name="Standard"/>
      <text:p text:style-name="P5"><text:span text:style-name="T5">Règles :</text:span></text:p>
      <text:p text:style-name="P6"><text:span text:style-name="T5">• Obligatoire pour toutes les lignes, y compris TYPE=object</text:span></text:p>
      <text:p text:style-name="P6"><text:span text:style-name="T5">• Pour TYPE=object : montrer la syntaxe JSON complète avec des valeurs représentatives</text:span></text:p>
      <text:p text:style-name="P6"><text:span text:style-name="T5">• La valeur d'exemple doit être valide selon FORMAT_VALUE — pas une valeur hors plage</text:span></text:p>
      <text:p text:style-name="P6"><text:span text:style-name="T5">• Si plusieurs trames illustrent mieux le comportement (On et Off), les séparer par saut de ligne</text:span></text:p>
      <text:p text:style-name="Standard"/>
      <text:h text:style-name="P8" text:outline-level="2"><text:span text:style-name="T11">3.15 <text:s/>NOTES</text:span></text:h>
      <text:p text:style-name="P5"><text:span text:style-name="T7">Ancien(s) nom(s) : </text:span><text:span text:style-name="T5">COMMENTAIRES, remarques, précautions</text:span></text:p>
      <text:p text:style-name="P5"><text:span text:style-name="T12">Question : </text:span><text:span text:style-name="T13">Quel est le rôle fonctionnel de cette propriété, et y a-t-il des précautions à connaître ?</text:span></text:p>
      <text:p text:style-name="Standard"/>
      <text:p text:style-name="P5"><text:span text:style-name="T5">NOTES est un champ de documentation libre pour les informations ne rentrant dans aucun autre champ. Son contenu est en langage naturel, court (2 à 4 phrases maximum), structuré autour du rôle fonctionnel et des précautions.</text:span></text:p>
      <text:p text:style-name="P5"><text:span text:style-name="T5">Avec la v2.0, NOTES est allégé : les unités sont dans CODAGE, les valeurs légales dans FORMAT_VALUE, les codes source dans SOURCE. NOTES ne répète pas ces informations.</text:span></text:p>
      <text:p text:style-name="Standard"/>
      <text:p text:style-name="P5"><text:span text:style-name="T5">Contenu typique :</text:span></text:p>
      <text:p text:style-name="P6"><text:span text:style-name="T5">• Rôle fonctionnel : « Détermine la fréquence à laquelle le gyroscope publie ses données... »</text:span></text:p>
      <text:p text:style-name="P6"><text:span text:style-name="T5">• Contraintes : « Doit être supérieur à 0. Valeurs &gt; 50 Hz peuvent saturer le bus MQTT. »</text:span></text:p>
      <text:p text:style-name="P6"><text:span text:style-name="T5">• Dépendances non évidentes : « Modifié automatiquement par rz_state-manager.sh lors d'un changement de modeRZ. »</text:span></text:p>
      <text:p text:style-name="P6"><text:span text:style-name="T5">• Renvois : « Voir Table D pour l'usage dans le contexte STT. »</text:span></text:p>
      <text:p text:style-name="Standard"/>
      <text:p text:style-name="P5"><text:span text:style-name="T5">Règles :</text:span></text:p>
      <text:p text:style-name="P6"><text:span text:style-name="T5">• Pas de répétition des informations déjà présentes dans d'autres champs</text:span></text:p>
      <text:p text:style-name="P6"><text:span text:style-name="T5">• Pas de trame VPIV dans NOTES — elles appartiennent à VPIV_EX</text:span></text:p>
      <text:p text:style-name="P6"><text:span text:style-name="T5">• Pas d'unité ni de multiplicateur dans NOTES — ils appartiennent à CODAGE</text:span></text:p>
      <text:p text:style-name="P6"><text:span text:style-name="T5">• Si NOTES est vide : mettre _</text:span></text:p>
      <text:p text:style-name="Standard"/>
      <text:p text:style-name="Standard"/>
      <text:h text:style-name="P7" text:outline-level="1"><text:span text:style-name="T4">4. Tableau de synthèse — relations entre champs</text:span></text:h>
      <text:p text:style-name="P5"><text:span text:style-name="T5">Les 15 champs se répartissent en trois dimensions complémentaires. La connaissance de cette répartition évite les doublons et aide à savoir quel champ consulter pour une question donnée.</text:span></text:p>
      <text:p text:style-name="Standard"/>
      <text:h text:style-name="P8" text:outline-level="2"><text:span text:style-name="T11">4.1 <text:s/>Dimension identification</text:span></text:h>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Standard"><text:span text:style-name="T8">Champ</text:span></text:p>
            </table:table-cell>
            <table:table-cell table:style-name="Tableau12.A1" office:value-type="string">
              <text:p text:style-name="Standard"><text:span text:style-name="T8">Répond à</text:span></text:p>
            </table:table-cell>
            <table:table-cell table:style-name="Tableau12.A1" office:value-type="string">
              <text:p text:style-name="Standard"><text:span text:style-name="T8">Relation avec d'autres champs</text:span></text:p>
            </table:table-cell>
          </table:table-row>
        </table:table-header-rows>
        <table:table-row table:style-name="Tableau12.1">
          <table:table-cell table:style-name="Tableau12.A2" office:value-type="string">
            <text:p text:style-name="Standard"><text:span text:style-name="T9">SOURCE</text:span></text:p>
          </table:table-cell>
          <table:table-cell table:style-name="Tableau12.A2" office:value-type="string">
            <text:p text:style-name="Standard"><text:span text:style-name="T9">Qui émet</text:span></text:p>
          </table:table-cell>
          <table:table-cell table:style-name="Tableau12.A2" office:value-type="string">
            <text:p text:style-name="Standard"><text:span text:style-name="T9">Partiellement complémentaire de DIRECTION (émetteur)</text:span></text:p>
          </table:table-cell>
        </table:table-row>
        <table:table-row table:style-name="Tableau12.1">
          <table:table-cell table:style-name="Tableau12.A3" office:value-type="string">
            <text:p text:style-name="Standard"><text:span text:style-name="T9">VAR</text:span></text:p>
          </table:table-cell>
          <table:table-cell table:style-name="Tableau12.A3" office:value-type="string">
            <text:p text:style-name="Standard"><text:span text:style-name="T9">Quelle variable</text:span></text:p>
          </table:table-cell>
          <table:table-cell table:style-name="Tableau12.A3" office:value-type="string">
            <text:p text:style-name="Standard"><text:span text:style-name="T9">—</text:span></text:p>
          </table:table-cell>
        </table:table-row>
        <table:table-row table:style-name="Tableau12.1">
          <table:table-cell table:style-name="Tableau12.A2" office:value-type="string">
            <text:p text:style-name="Standard"><text:span text:style-name="T9">PROP</text:span></text:p>
          </table:table-cell>
          <table:table-cell table:style-name="Tableau12.A2" office:value-type="string">
            <text:p text:style-name="Standard"><text:span text:style-name="T9">Quelle propriété</text:span></text:p>
          </table:table-cell>
          <table:table-cell table:style-name="Tableau12.A2" office:value-type="string">
            <text:p text:style-name="Standard"><text:span text:style-name="T9">—</text:span></text:p>
          </table:table-cell>
        </table:table-row>
        <table:table-row table:style-name="Tableau12.1">
          <table:table-cell table:style-name="Tableau12.A3" office:value-type="string">
            <text:p text:style-name="Standard"><text:span text:style-name="T9">INSTANCE</text:span></text:p>
          </table:table-cell>
          <table:table-cell table:style-name="Tableau12.A3" office:value-type="string">
            <text:p text:style-name="Standard"><text:span text:style-name="T9">Quelle instance</text:span></text:p>
          </table:table-cell>
          <table:table-cell table:style-name="Tableau12.A3" office:value-type="string">
            <text:p text:style-name="Standard"><text:span text:style-name="T9">—</text:span></text:p>
          </table:table-cell>
        </table:table-row>
        <table:table-row table:style-name="Tableau12.1">
          <table:table-cell table:style-name="Tableau12.A2" office:value-type="string">
            <text:p text:style-name="Standard"><text:span text:style-name="T9">DIRECTION</text:span></text:p>
          </table:table-cell>
          <table:table-cell table:style-name="Tableau12.A2" office:value-type="string">
            <text:p text:style-name="Standard"><text:span text:style-name="T9">Quel trajet</text:span></text:p>
          </table:table-cell>
          <table:table-cell table:style-name="Tableau12.A2" office:value-type="string">
            <text:p text:style-name="Standard"><text:span text:style-name="T9">Partiellement complémentaire de SOURCE (origine)</text:span></text:p>
          </table:table-cell>
        </table:table-row>
      </table:table>
      <text:p text:style-name="Standard"/>
      <text:h text:style-name="P8" text:outline-level="2"><text:span text:style-name="T11">4.2 <text:s/>Dimension valeur</text:span></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Standard"><text:span text:style-name="T8">Champ</text:span></text:p>
            </table:table-cell>
            <table:table-cell table:style-name="Tableau13.A1" office:value-type="string">
              <text:p text:style-name="Standard"><text:span text:style-name="T8">Répond à</text:span></text:p>
            </table:table-cell>
            <table:table-cell table:style-name="Tableau13.A1" office:value-type="string">
              <text:p text:style-name="Standard"><text:span text:style-name="T8">Ce qu'il n'inclut pas</text:span></text:p>
            </table:table-cell>
          </table:table-row>
        </table:table-header-rows>
        <table:table-row table:style-name="Tableau13.1">
          <table:table-cell table:style-name="Tableau13.A2" office:value-type="string">
            <text:p text:style-name="Standard"><text:span text:style-name="T9">TYPE</text:span></text:p>
          </table:table-cell>
          <table:table-cell table:style-name="Tableau13.A2" office:value-type="string">
            <text:p text:style-name="Standard"><text:span text:style-name="T9">Quelle famille</text:span></text:p>
          </table:table-cell>
          <table:table-cell table:style-name="Tableau13.A2" office:value-type="string">
            <text:p text:style-name="Standard"><text:span text:style-name="T9">Ni les valeurs exactes, ni l'unité</text:span></text:p>
          </table:table-cell>
        </table:table-row>
        <table:table-row table:style-name="Tableau13.1">
          <table:table-cell table:style-name="Tableau13.A3" office:value-type="string">
            <text:p text:style-name="Standard"><text:span text:style-name="T9">FORMAT_VALUE</text:span></text:p>
          </table:table-cell>
          <table:table-cell table:style-name="Tableau13.A3" office:value-type="string">
            <text:p text:style-name="Standard"><text:span text:style-name="T9">Quelles valeurs sont légales</text:span></text:p>
          </table:table-cell>
          <table:table-cell table:style-name="Tableau13.A3" office:value-type="string">
            <text:p text:style-name="Standard"><text:span text:style-name="T9">Ni l'unité, ni le multiplicateur</text:span></text:p>
          </table:table-cell>
        </table:table-row>
        <table:table-row table:style-name="Tableau13.1">
          <table:table-cell table:style-name="Tableau13.A2" office:value-type="string">
            <text:p text:style-name="Standard"><text:span text:style-name="T9">CODAGE</text:span></text:p>
          </table:table-cell>
          <table:table-cell table:style-name="Tableau13.A2" office:value-type="string">
            <text:p text:style-name="Standard"><text:span text:style-name="T9">Comment interpréter la valeur</text:span></text:p>
          </table:table-cell>
          <table:table-cell table:style-name="Tableau13.A2" office:value-type="string">
            <text:p text:style-name="Standard"><text:span text:style-name="T9">Ni les valeurs légales, ni le format</text:span></text:p>
          </table:table-cell>
        </table:table-row>
        <table:table-row table:style-name="Tableau13.1">
          <table:table-cell table:style-name="Tableau13.A3" office:value-type="string">
            <text:p text:style-name="Standard"><text:span text:style-name="T9">COMPLEXE</text:span></text:p>
          </table:table-cell>
          <table:table-cell table:style-name="Tableau13.A3" office:value-type="string">
            <text:p text:style-name="Standard"><text:span text:style-name="T9">Structure interne si object</text:span></text:p>
          </table:table-cell>
          <table:table-cell table:style-name="Tableau13.A3" office:value-type="string">
            <text:p text:style-name="Standard"><text:span text:style-name="T9">—</text:span></text:p>
          </table:table-cell>
        </table:table-row>
        <table:table-row table:style-name="Tableau13.1">
          <table:table-cell table:style-name="Tableau13.A2" office:value-type="string">
            <text:p text:style-name="Standard"><text:span text:style-name="T9">VPIV_EX</text:span></text:p>
          </table:table-cell>
          <table:table-cell table:style-name="Tableau13.A2" office:value-type="string">
            <text:p text:style-name="Standard"><text:span text:style-name="T9">Syntaxe complète avec exemple</text:span></text:p>
          </table:table-cell>
          <table:table-cell table:style-name="Tableau13.A2" office:value-type="string">
            <text:p text:style-name="Standard"><text:span text:style-name="T9">—</text:span></text:p>
          </table:table-cell>
        </table:table-row>
      </table:table>
      <text:p text:style-name="Standard"/>
      <text:h text:style-name="P8" text:outline-level="2"><text:span text:style-name="T11">4.3 <text:s/>Dimension comportement</text:span></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Standard"><text:span text:style-name="T8">Champ</text:span></text:p>
            </table:table-cell>
            <table:table-cell table:style-name="Tableau14.A1" office:value-type="string">
              <text:p text:style-name="Standard"><text:span text:style-name="T8">Répond à</text:span></text:p>
            </table:table-cell>
            <table:table-cell table:style-name="Tableau14.A1" office:value-type="string">
              <text:p text:style-name="Standard"><text:span text:style-name="T8">Ce qu'il n'inclut pas</text:span></text:p>
            </table:table-cell>
          </table:table-row>
        </table:table-header-rows>
        <table:table-row table:style-name="Tableau14.1">
          <table:table-cell table:style-name="Tableau14.A2" office:value-type="string">
            <text:p text:style-name="Standard"><text:span text:style-name="T9">CAT</text:span></text:p>
          </table:table-cell>
          <table:table-cell table:style-name="Tableau14.A2" office:value-type="string">
            <text:p text:style-name="Standard"><text:span text:style-name="T9">Traitement protocolaire</text:span></text:p>
          </table:table-cell>
          <table:table-cell table:style-name="Tableau14.A2" office:value-type="string">
            <text:p text:style-name="Standard"><text:span text:style-name="T9">Le rôle sémantique</text:span></text:p>
          </table:table-cell>
        </table:table-row>
        <table:table-row table:style-name="Tableau14.1">
          <table:table-cell table:style-name="Tableau14.A3" office:value-type="string">
            <text:p text:style-name="Standard"><text:span text:style-name="T9">NATURE</text:span></text:p>
          </table:table-cell>
          <table:table-cell table:style-name="Tableau14.A3" office:value-type="string">
            <text:p text:style-name="Standard"><text:span text:style-name="T9">Rôle sémantique</text:span></text:p>
          </table:table-cell>
          <table:table-cell table:style-name="Tableau14.A3" office:value-type="string">
            <text:p text:style-name="Standard"><text:span text:style-name="T9">La catégorie protocolaire</text:span></text:p>
          </table:table-cell>
        </table:table-row>
        <table:table-row table:style-name="Tableau14.1">
          <table:table-cell table:style-name="Tableau14.A2" office:value-type="string">
            <text:p text:style-name="Standard"><text:span text:style-name="T9">CYCLE</text:span></text:p>
          </table:table-cell>
          <table:table-cell table:style-name="Tableau14.A2" office:value-type="string">
            <text:p text:style-name="Standard"><text:span text:style-name="T9">Quand la valeur est posée</text:span></text:p>
          </table:table-cell>
          <table:table-cell table:style-name="Tableau14.A2" office:value-type="string">
            <text:p text:style-name="Standard"><text:span text:style-name="T9">—</text:span></text:p>
          </table:table-cell>
        </table:table-row>
        <table:table-row table:style-name="Tableau14.1">
          <table:table-cell table:style-name="Tableau14.A3" office:value-type="string">
            <text:p text:style-name="Standard"><text:span text:style-name="T9">INTERFACE</text:span></text:p>
          </table:table-cell>
          <table:table-cell table:style-name="Tableau14.A3" office:value-type="string">
            <text:p text:style-name="Standard"><text:span text:style-name="T9">Visible dans SP ?</text:span></text:p>
          </table:table-cell>
          <table:table-cell table:style-name="Tableau14.A3" office:value-type="string">
            <text:p text:style-name="Standard"><text:span text:style-name="T9">—</text:span></text:p>
          </table:table-cell>
        </table:table-row>
        <table:table-row table:style-name="Tableau14.1">
          <table:table-cell table:style-name="Tableau14.A2" office:value-type="string">
            <text:p text:style-name="Standard"><text:span text:style-name="T9">NOTES</text:span></text:p>
          </table:table-cell>
          <table:table-cell table:style-name="Tableau14.A2" office:value-type="string">
            <text:p text:style-name="Standard"><text:span text:style-name="T9">Rôle fonctionnel + précautions</text:span></text:p>
          </table:table-cell>
          <table:table-cell table:style-name="Tableau14.A2" office:value-type="string">
            <text:p text:style-name="Standard"><text:span text:style-name="T9">Tout ce qui a un champ dédié</text:span></text:p>
          </table:table-cell>
        </table:table-row>
      </table:table>
      <text:p text:style-name="Standard"/>
      <text:h text:style-name="P4" text:outline-level="1"><text:span text:style-name="T4">5. Règles générales de la Table A</text:span></text:h>
      <text:p text:style-name="P5"><text:span text:style-name="T5">Ces règles s'appliquent à la table dans son ensemble, indépendamment des champs individuels.</text:span></text:p>
      <text:p text:style-name="Standard"/>
      <text:h text:style-name="P11" text:outline-level="3"><text:span text:style-name="T15">Une ligne = un message VPIV possible</text:span></text:h>
      <text:p text:style-name="P5"><text:span text:style-name="T5">Si une propriété peut être émise dans deux sens différents (Config + ACK), elle donne deux lignes distinctes. Deux lignes de sens opposés sont préférables à une ligne ambiguë.</text:span></text:p>
      <text:p text:style-name="Standard"/>
      <text:h text:style-name="P11" text:outline-level="3"><text:span text:style-name="T15">Pas de float dans le VPIV</text:span></text:h>
      <text:p text:style-name="P5"><text:span text:style-name="T5">Toutes les valeurs décimales sont encodées en entiers avec un multiplicateur documenté dans CODAGE. Cette règle protège le parsing et évite les erreurs d'arrondi. Le multiplicateur est toujours une puissance de 10.</text:span></text:p>
      <text:p text:style-name="Standard"><text:soft-page-break/></text:p>
      <text:h text:style-name="P11" text:outline-level="3"><text:span text:style-name="T15">Les parenthèses dans PROP sont supprimées</text:span></text:h>
      <text:p text:style-name="P5"><text:span text:style-name="T5">La convention (reset), (clear) est remplacée par NATURE=Event. Les nouvelles lignes n'utilisent plus les parenthèses. Les lignes existantes seront migrées lors de la re-instanciation.</text:span></text:p>
      <text:p text:style-name="Standard"/>
      <text:h text:style-name="P11" text:outline-level="3"><text:span text:style-name="T15">TYPE=object est réservé à la configuration</text:span></text:h>
      <text:p text:style-name="P5"><text:span text:style-name="T5">Jamais pour les flux temps réel. La sérialisation JSON est coûteuse et difficile à déboguer dans un flux continu.</text:span></text:p>
      <text:p text:style-name="Standard"/>
      <text:h text:style-name="P11" text:outline-level="3"><text:span text:style-name="T15">Chaque champ vide est remplacé par _</text:span></text:h>
      <text:p text:style-name="P5"><text:span text:style-name="T5">Les cellules vides dans un tableau sont une source d'ambiguïté : oubli ou intentionnel ? _ signifie explicitement « sans valeur applicable ». Cette règle s'applique à tous les champs sans exception.</text:span></text:p>
      <text:p text:style-name="Standard"/>
      <text:h text:style-name="P11" text:outline-level="3"><text:span text:style-name="T15">La table est normative</text:span></text:h>
      <text:p text:style-name="P5"><text:span text:style-name="T5">En cas de divergence entre la table et le code, la table a raison sauf erreur démontrée dans la table. Une divergence doit être résolue et tracée, pas ignorée.</text:span></text:p>
      <text:p text:style-name="Standard"/>
      <text:p text:style-name="Standard"/>
      <text:p text:style-name="P12"><text:span text:style-name="T16">— Document de référence Table A — Structure et Règles — Projet RZ — Version 2.0 — Mars 2026 — Vincent Philipp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0pt" fo:language="fr" fo:country="FR"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635cm" fo:margin-bottom="0.318cm" style:contextual-spacing="false"/>
      <style:text-properties fo:color="#1f4e79"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94cm" fo:margin-bottom="0.212cm"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353cm" fo:margin-bottom="0.141cm" style:contextual-spacing="false"/>
      <style:text-properties fo:color="#444444" loext:opacity="100%" style:font-name="Arial1" fo:font-family="Arial" style:font-family-generic="swiss"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3-07T12:47:23.203000000</meta:creation-date>
    <dc:date>2026-03-10T15:43:38.387332000</dc:date>
    <meta:editing-duration>P2DT3H57M49S</meta:editing-duration>
    <meta:document-statistic meta:table-count="14" meta:image-count="0" meta:object-count="0" meta:page-count="12" meta:paragraph-count="459" meta:word-count="3315" meta:character-count="20714" meta:non-whitespace-character-count="17729"/>
    <meta:generator>LibreOffice/26.2.0.3$Windows_X86_64 LibreOffice_project/620$Build-3</meta:generator>
  </office:meta>
</office:document-meta>
</file>